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fo:margin-bottom="0cm" style:writing-mode="lr-tb"/>
    </style:style>
    <style:style style:name="T1_1" style:family="text"/>
    <style:style style:name="T1_2" style:family="text">
      <style:text-properties fo:color="#0000ff" style:text-underline-style="solid" style:text-underline-color="font-color"/>
    </style:style>
    <style:style style:name="T1_3" style:family="text"/>
    <style:style style:name="T1_4" style:family="text">
      <style:text-properties fo:color="#0000ff" style:text-underline-style="solid" style:text-underline-color="font-color"/>
    </style:style>
    <style:style style:name="T1_5" style:family="text"/>
    <style:style style:name="T1_6" style:family="text">
      <style:text-properties fo:color="#0000ff" style:text-underline-style="solid" style:text-underline-color="font-color"/>
    </style:style>
    <style:style style:name="T1_7" style:family="text"/>
    <style:style style:name="T1_8" style:family="text">
      <style:text-properties fo:color="#0000ff" style:text-underline-style="solid" style:text-underline-color="font-color"/>
    </style:style>
    <style:style style:name="T1_9" style:family="text"/>
    <style:style style:name="T1_10" style:family="text">
      <style:text-properties fo:color="#0000ff" style:text-underline-style="solid" style:text-underline-color="font-color"/>
    </style:style>
    <style:style style:name="P2" style:family="paragraph" style:parent-style-name="Standard">
      <style:paragraph-properties fo:text-align="center" fo:break-before="auto" fo:line-height="115%" fo:margin-bottom="0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text-align="center" fo:break-before="auto" fo:line-height="115%" fo:margin-bottom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P4" style:family="paragraph" style:parent-style-name="Standard">
      <style:paragraph-properties fo:text-align="center" fo:break-before="auto" fo:line-height="115%" fo:margin-bottom="0cm" style:writing-mode="lr-tb"/>
    </style:style>
    <style:style style:name="P5" style:family="paragraph" style:parent-style-name="Standard">
      <style:paragraph-properties fo:break-before="auto" fo:line-height="115%" fo:margin-bottom="0cm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>
      <style:text-properties fo:font-weight="bold" style:font-weight-asian="bold" style:font-weight-complex="bold"/>
    </style:style>
    <style:style style:name="T5_4" style:family="text">
      <style:text-properties fo:font-weight="bold" style:font-weight-asian="bold" style:font-weight-complex="bold"/>
    </style:style>
    <style:style style:name="T5_5" style:family="text">
      <style:text-properties fo:font-weight="bold" style:font-weight-asian="bold" style:font-weight-complex="bold"/>
    </style:style>
    <style:style style:name="T5_6" style:family="text">
      <style:text-properties fo:font-weight="bold" style:font-weight-asian="bold" style:font-weight-complex="bold"/>
    </style:style>
    <style:style style:name="T5_7" style:family="text">
      <style:text-properties fo:font-weight="bold" style:font-weight-asian="bold" style:font-weight-complex="bold"/>
    </style:style>
    <style:style style:name="T5_8" style:family="text">
      <style:text-properties fo:font-weight="bold" style:font-weight-asian="bold" style:font-weight-complex="bold"/>
    </style:style>
    <style:style style:name="T5_9" style:family="text">
      <style:text-properties fo:font-weight="bold" style:font-weight-asian="bold" style:font-weight-complex="bold"/>
    </style:style>
    <style:style style:name="T5_10" style:family="text">
      <style:text-properties fo:font-weight="bold" style:font-weight-asian="bold" style:font-weight-complex="bold"/>
    </style:style>
    <style:style style:name="T5_11" style:family="text">
      <style:text-properties fo:font-weight="bold" style:font-weight-asian="bold" style:font-weight-complex="bold"/>
    </style:style>
    <style:style style:name="T5_12" style:family="text">
      <style:text-properties fo:font-weight="bold" style:font-weight-asian="bold" style:font-weight-complex="bold"/>
    </style:style>
    <style:style style:name="T5_13" style:family="text">
      <style:text-properties fo:font-weight="bold" style:font-weight-asian="bold" style:font-weight-complex="bold"/>
    </style:style>
    <style:style style:name="T5_14" style:family="text">
      <style:text-properties fo:font-weight="bold" style:font-weight-asian="bold" style:font-weight-complex="bold"/>
    </style:style>
    <style:style style:name="T5_15" style:family="text">
      <style:text-properties fo:font-weight="bold" style:font-weight-asian="bold" style:font-weight-complex="bold"/>
    </style:style>
    <style:style style:name="T5_16" style:family="text">
      <style:text-properties fo:font-weight="bold" style:font-weight-asian="bold" style:font-weight-complex="bold"/>
    </style:style>
    <style:style style:name="T5_17" style:family="text">
      <style:text-properties fo:font-weight="bold" style:font-weight-asian="bold" style:font-weight-complex="bold"/>
    </style:style>
    <style:style style:name="T5_18" style:family="text">
      <style:text-properties fo:font-weight="bold" style:font-weight-asian="bold" style:font-weight-complex="bold"/>
    </style:style>
    <style:style style:name="T5_19" style:family="text">
      <style:text-properties fo:font-weight="bold" style:font-weight-asian="bold" style:font-weight-complex="bold"/>
    </style:style>
    <style:style style:name="T5_20" style:family="text">
      <style:text-properties fo:font-weight="bold" style:font-weight-asian="bold" style:font-weight-complex="bold"/>
    </style:style>
    <style:style style:name="T5_21" style:family="text">
      <style:text-properties fo:font-weight="bold" style:font-weight-asian="bold" style:font-weight-complex="bold"/>
    </style:style>
    <style:style style:name="T5_22" style:family="text">
      <style:text-properties fo:font-weight="bold" style:font-weight-asian="bold" style:font-weight-complex="bold"/>
    </style:style>
    <style:style style:name="T5_23" style:family="text">
      <style:text-properties fo:font-weight="bold" style:font-weight-asian="bold" style:font-weight-complex="bold"/>
    </style:style>
    <style:style style:name="T5_24" style:family="text">
      <style:text-properties fo:font-weight="bold" style:font-weight-asian="bold" style:font-weight-complex="bold"/>
    </style:style>
    <style:style style:name="T5_25" style:family="text">
      <style:text-properties fo:font-weight="bold" style:font-weight-asian="bold" style:font-weight-complex="bold"/>
    </style:style>
    <style:style style:name="T5_26" style:family="text">
      <style:text-properties fo:font-weight="bold" style:font-weight-asian="bold" style:font-weight-complex="bold"/>
    </style:style>
    <style:style style:name="T5_27" style:family="text">
      <style:text-properties fo:font-weight="bold" style:font-weight-asian="bold" style:font-weight-complex="bold"/>
    </style:style>
    <style:style style:name="T5_28" style:family="text">
      <style:text-properties fo:font-weight="bold" style:font-weight-asian="bold" style:font-weight-complex="bold"/>
    </style:style>
    <style:style style:name="T5_29" style:family="text">
      <style:text-properties fo:font-weight="bold" style:font-weight-asian="bold" style:font-weight-complex="bold"/>
    </style:style>
    <style:style style:name="T5_30" style:family="text">
      <style:text-properties fo:font-weight="bold" style:font-weight-asian="bold" style:font-weight-complex="bold"/>
    </style:style>
    <style:style style:name="T5_31" style:family="text">
      <style:text-properties fo:font-weight="bold" style:font-weight-asian="bold" style:font-weight-complex="bold"/>
    </style:style>
    <style:style style:name="T5_32" style:family="text">
      <style:text-properties fo:font-weight="bold" style:font-weight-asian="bold" style:font-weight-complex="bold"/>
    </style:style>
    <style:style style:name="T5_33" style:family="text">
      <style:text-properties fo:font-weight="bold" style:font-weight-asian="bold" style:font-weight-complex="bold"/>
    </style:style>
    <style:style style:name="T5_34" style:family="text">
      <style:text-properties fo:font-weight="bold" style:font-weight-asian="bold" style:font-weight-complex="bold"/>
    </style:style>
    <style:style style:name="T5_35" style:family="text">
      <style:text-properties fo:font-weight="bold" style:font-weight-asian="bold" style:font-weight-complex="bold"/>
    </style:style>
    <style:style style:name="T5_36" style:family="text">
      <style:text-properties fo:font-weight="bold" style:font-weight-asian="bold" style:font-weight-complex="bold"/>
    </style:style>
    <style:style style:name="T5_37" style:family="text">
      <style:text-properties fo:font-weight="bold" style:font-weight-asian="bold" style:font-weight-complex="bold"/>
    </style:style>
    <style:style style:name="T5_38" style:family="text">
      <style:text-properties fo:font-weight="bold" style:font-weight-asian="bold" style:font-weight-complex="bold"/>
    </style:style>
    <style:style style:name="T5_39" style:family="text">
      <style:text-properties fo:font-weight="bold" style:font-weight-asian="bold" style:font-weight-complex="bold"/>
    </style:style>
    <style:style style:name="T5_40" style:family="text">
      <style:text-properties fo:font-weight="bold" style:font-weight-asian="bold" style:font-weight-complex="bold"/>
    </style:style>
    <style:style style:name="T5_41" style:family="text">
      <style:text-properties fo:font-weight="bold" style:font-weight-asian="bold" style:font-weight-complex="bold"/>
    </style:style>
    <style:style style:name="T5_42" style:family="text">
      <style:text-properties fo:font-weight="bold" style:font-weight-asian="bold" style:font-weight-complex="bold"/>
    </style:style>
    <style:style style:name="T5_43" style:family="text">
      <style:text-properties fo:font-weight="bold" style:font-weight-asian="bold" style:font-weight-complex="bold"/>
    </style:style>
    <style:style style:name="T5_44" style:family="text">
      <style:text-properties fo:font-weight="bold" style:font-weight-asian="bold" style:font-weight-complex="bold"/>
    </style:style>
    <style:style style:name="T5_45" style:family="text">
      <style:text-properties fo:font-weight="bold" style:font-weight-asian="bold" style:font-weight-complex="bold"/>
    </style:style>
    <style:style style:name="T5_46" style:family="text">
      <style:text-properties fo:font-weight="bold" style:font-weight-asian="bold" style:font-weight-complex="bold"/>
    </style:style>
    <style:style style:name="T5_47" style:family="text">
      <style:text-properties fo:font-weight="bold" style:font-weight-asian="bold" style:font-weight-complex="bold"/>
    </style:style>
    <style:style style:name="T5_48" style:family="text">
      <style:text-properties fo:font-weight="bold" style:font-weight-asian="bold" style:font-weight-complex="bold"/>
    </style:style>
    <style:style style:name="T5_49" style:family="text">
      <style:text-properties fo:font-weight="bold" style:font-weight-asian="bold" style:font-weight-complex="bold"/>
    </style:style>
    <style:style style:name="T5_50" style:family="text">
      <style:text-properties fo:font-weight="bold" style:font-weight-asian="bold" style:font-weight-complex="bold"/>
    </style:style>
    <style:style style:name="T5_51" style:family="text">
      <style:text-properties fo:font-weight="bold" style:font-weight-asian="bold" style:font-weight-complex="bold"/>
    </style:style>
    <style:style style:name="T5_52" style:family="text">
      <style:text-properties fo:font-weight="bold" style:font-weight-asian="bold" style:font-weight-complex="bold"/>
    </style:style>
    <style:style style:name="T5_53" style:family="text">
      <style:text-properties fo:font-weight="bold" style:font-weight-asian="bold" style:font-weight-complex="bold"/>
    </style:style>
    <style:style style:name="T5_54" style:family="text">
      <style:text-properties fo:font-weight="bold" style:font-weight-asian="bold" style:font-weight-complex="bold"/>
    </style:style>
    <style:style style:name="T5_55" style:family="text">
      <style:text-properties fo:font-weight="bold" style:font-weight-asian="bold" style:font-weight-complex="bold"/>
    </style:style>
    <style:style style:name="T5_56" style:family="text">
      <style:text-properties fo:font-weight="bold" style:font-weight-asian="bold" style:font-weight-complex="bold"/>
    </style:style>
    <style:style style:name="T5_57" style:family="text">
      <style:text-properties fo:font-weight="bold" style:font-weight-asian="bold" style:font-weight-complex="bold"/>
    </style:style>
    <style:style style:name="T5_58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fo:margin-bottom="0cm" style:writing-mode="lr-tb"/>
    </style:style>
    <style:style style:name="P7" style:family="paragraph" style:parent-style-name="Standard">
      <style:paragraph-properties fo:break-before="auto" fo:line-height="115%" fo:margin-bottom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T7_171" style:family="text"/>
    <style:style style:name="T7_172" style:family="text"/>
    <style:style style:name="T7_173" style:family="text"/>
    <style:style style:name="T7_174" style:family="text"/>
    <style:style style:name="T7_175" style:family="text"/>
    <style:style style:name="T7_176" style:family="text"/>
    <style:style style:name="T7_177" style:family="text"/>
    <style:style style:name="T7_178" style:family="text"/>
    <style:style style:name="T7_179" style:family="text"/>
    <style:style style:name="T7_180" style:family="text"/>
    <style:style style:name="T7_181" style:family="text"/>
    <style:style style:name="T7_182" style:family="text"/>
    <style:style style:name="T7_183" style:family="text"/>
    <style:style style:name="T7_184" style:family="text"/>
    <style:style style:name="T7_185" style:family="text"/>
    <style:style style:name="T7_186" style:family="text"/>
    <style:style style:name="T7_187" style:family="text"/>
    <style:style style:name="T7_188" style:family="text"/>
    <style:style style:name="T7_189" style:family="text"/>
    <style:style style:name="T7_190" style:family="text"/>
    <style:style style:name="T7_191" style:family="text"/>
    <style:style style:name="T7_192" style:family="text"/>
    <style:style style:name="T7_193" style:family="text"/>
    <style:style style:name="T7_194" style:family="text"/>
    <style:style style:name="T7_195" style:family="text"/>
    <style:style style:name="T7_196" style:family="text"/>
    <style:style style:name="T7_197" style:family="text"/>
    <style:style style:name="T7_198" style:family="text"/>
    <style:style style:name="T7_199" style:family="text"/>
    <style:style style:name="T7_200" style:family="text"/>
    <style:style style:name="T7_201" style:family="text"/>
    <style:style style:name="T7_202" style:family="text"/>
    <style:style style:name="T7_203" style:family="text"/>
    <style:style style:name="T7_204" style:family="text"/>
    <style:style style:name="T7_205" style:family="text"/>
    <style:style style:name="T7_206" style:family="text"/>
    <style:style style:name="T7_207" style:family="text"/>
    <style:style style:name="T7_208" style:family="text"/>
    <style:style style:name="P8" style:family="paragraph" style:parent-style-name="Standard">
      <style:paragraph-properties fo:break-before="auto" fo:line-height="115%" fo:margin-bottom="0cm" style:writing-mode="lr-tb"/>
    </style:style>
    <style:style style:name="P9" style:family="paragraph" style:parent-style-name="Standard">
      <style:paragraph-properties fo:break-before="auto" fo:line-height="115%" fo:margin-bottom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T9_171" style:family="text"/>
    <style:style style:name="T9_172" style:family="text"/>
    <style:style style:name="T9_173" style:family="text"/>
    <style:style style:name="T9_174" style:family="text"/>
    <style:style style:name="T9_175" style:family="text"/>
    <style:style style:name="T9_176" style:family="text"/>
    <style:style style:name="T9_177" style:family="text"/>
    <style:style style:name="T9_178" style:family="text"/>
    <style:style style:name="T9_179" style:family="text"/>
    <style:style style:name="T9_180" style:family="text"/>
    <style:style style:name="T9_181" style:family="text"/>
    <style:style style:name="T9_182" style:family="text"/>
    <style:style style:name="T9_183" style:family="text"/>
    <style:style style:name="T9_184" style:family="text"/>
    <style:style style:name="T9_185" style:family="text"/>
    <style:style style:name="T9_186" style:family="text"/>
    <style:style style:name="T9_187" style:family="text"/>
    <style:style style:name="T9_188" style:family="text"/>
    <style:style style:name="T9_189" style:family="text"/>
    <style:style style:name="T9_190" style:family="text"/>
    <style:style style:name="T9_191" style:family="text"/>
    <style:style style:name="T9_192" style:family="text"/>
    <style:style style:name="T9_193" style:family="text"/>
    <style:style style:name="T9_194" style:family="text"/>
    <style:style style:name="P10" style:family="paragraph" style:parent-style-name="Standard">
      <style:paragraph-properties fo:break-before="auto" fo:line-height="115%" fo:margin-bottom="0cm" style:writing-mode="lr-tb"/>
    </style:style>
    <style:style style:name="P11" style:family="paragraph" style:parent-style-name="Standard">
      <style:paragraph-properties fo:break-before="auto" fo:line-height="115%" fo:margin-bottom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/>
    <style:style style:name="T11_126" style:family="text"/>
    <style:style style:name="T11_127" style:family="text"/>
    <style:style style:name="T11_128" style:family="text"/>
    <style:style style:name="T11_129" style:family="text"/>
    <style:style style:name="T11_130" style:family="text"/>
    <style:style style:name="T11_131" style:family="text"/>
    <style:style style:name="T11_132" style:family="text"/>
    <style:style style:name="T11_133" style:family="text"/>
    <style:style style:name="T11_134" style:family="text"/>
    <style:style style:name="T11_135" style:family="text"/>
    <style:style style:name="T11_136" style:family="text"/>
    <style:style style:name="T11_137" style:family="text"/>
    <style:style style:name="T11_138" style:family="text"/>
    <style:style style:name="T11_139" style:family="text"/>
    <style:style style:name="T11_140" style:family="text"/>
    <style:style style:name="T11_141" style:family="text"/>
    <style:style style:name="T11_142" style:family="text"/>
    <style:style style:name="T11_143" style:family="text"/>
    <style:style style:name="T11_144" style:family="text"/>
    <style:style style:name="T11_145" style:family="text"/>
    <style:style style:name="T11_146" style:family="text"/>
    <style:style style:name="T11_147" style:family="text"/>
    <style:style style:name="T11_148" style:family="text"/>
    <style:style style:name="T11_149" style:family="text"/>
    <style:style style:name="T11_150" style:family="text"/>
    <style:style style:name="T11_151" style:family="text"/>
    <style:style style:name="T11_152" style:family="text"/>
    <style:style style:name="T11_153" style:family="text"/>
    <style:style style:name="T11_154" style:family="text"/>
    <style:style style:name="T11_155" style:family="text"/>
    <style:style style:name="T11_156" style:family="text"/>
    <style:style style:name="T11_157" style:family="text"/>
    <style:style style:name="T11_158" style:family="text"/>
    <style:style style:name="T11_159" style:family="text"/>
    <style:style style:name="T11_160" style:family="text"/>
    <style:style style:name="T11_161" style:family="text"/>
    <style:style style:name="T11_162" style:family="text"/>
    <style:style style:name="T11_163" style:family="text"/>
    <style:style style:name="T11_164" style:family="text"/>
    <style:style style:name="T11_165" style:family="text"/>
    <style:style style:name="T11_166" style:family="text"/>
    <style:style style:name="T11_167" style:family="text"/>
    <style:style style:name="T11_168" style:family="text"/>
    <style:style style:name="T11_169" style:family="text"/>
    <style:style style:name="T11_170" style:family="text"/>
    <style:style style:name="T11_171" style:family="text"/>
    <style:style style:name="T11_172" style:family="text"/>
    <style:style style:name="T11_173" style:family="text"/>
    <style:style style:name="T11_174" style:family="text"/>
    <style:style style:name="T11_175" style:family="text"/>
    <style:style style:name="T11_176" style:family="text"/>
    <style:style style:name="T11_177" style:family="text"/>
    <style:style style:name="T11_178" style:family="text"/>
    <style:style style:name="T11_179" style:family="text"/>
    <style:style style:name="T11_180" style:family="text"/>
    <style:style style:name="T11_181" style:family="text"/>
    <style:style style:name="T11_182" style:family="text"/>
    <style:style style:name="T11_183" style:family="text"/>
    <style:style style:name="T11_184" style:family="text"/>
    <style:style style:name="T11_185" style:family="text"/>
    <style:style style:name="T11_186" style:family="text"/>
    <style:style style:name="T11_187" style:family="text"/>
    <style:style style:name="T11_188" style:family="text"/>
    <style:style style:name="T11_189" style:family="text"/>
    <style:style style:name="T11_190" style:family="text"/>
    <style:style style:name="T11_191" style:family="text"/>
    <style:style style:name="T11_192" style:family="text"/>
    <style:style style:name="T11_193" style:family="text"/>
    <style:style style:name="T11_194" style:family="text"/>
    <style:style style:name="T11_195" style:family="text"/>
    <style:style style:name="T11_196" style:family="text"/>
    <style:style style:name="T11_197" style:family="text"/>
    <style:style style:name="T11_198" style:family="text"/>
    <style:style style:name="T11_199" style:family="text"/>
    <style:style style:name="T11_200" style:family="text"/>
    <style:style style:name="T11_201" style:family="text"/>
    <style:style style:name="T11_202" style:family="text"/>
    <style:style style:name="T11_203" style:family="text"/>
    <style:style style:name="T11_204" style:family="text"/>
    <style:style style:name="T11_205" style:family="text"/>
    <style:style style:name="T11_206" style:family="text"/>
    <style:style style:name="T11_207" style:family="text"/>
    <style:style style:name="T11_208" style:family="text"/>
    <style:style style:name="T11_209" style:family="text"/>
    <style:style style:name="T11_210" style:family="text"/>
    <style:style style:name="T11_211" style:family="text"/>
    <style:style style:name="T11_212" style:family="text"/>
    <style:style style:name="T11_213" style:family="text"/>
    <style:style style:name="T11_214" style:family="text"/>
    <style:style style:name="T11_215" style:family="text"/>
    <style:style style:name="T11_216" style:family="text"/>
    <style:style style:name="T11_217" style:family="text"/>
    <style:style style:name="T11_218" style:family="text"/>
    <style:style style:name="T11_219" style:family="text"/>
    <style:style style:name="T11_220" style:family="text"/>
    <style:style style:name="T11_221" style:family="text"/>
    <style:style style:name="T11_222" style:family="text"/>
    <style:style style:name="T11_223" style:family="text"/>
    <style:style style:name="T11_224" style:family="text"/>
    <style:style style:name="T11_225" style:family="text"/>
    <style:style style:name="T11_226" style:family="text"/>
    <style:style style:name="T11_227" style:family="text"/>
    <style:style style:name="T11_228" style:family="text"/>
    <style:style style:name="T11_229" style:family="text"/>
    <style:style style:name="T11_230" style:family="text"/>
    <style:style style:name="T11_231" style:family="text"/>
    <style:style style:name="T11_232" style:family="text"/>
    <style:style style:name="T11_233" style:family="text"/>
    <style:style style:name="T11_234" style:family="text"/>
    <style:style style:name="T11_235" style:family="text"/>
    <style:style style:name="T11_236" style:family="text"/>
    <style:style style:name="T11_237" style:family="text"/>
    <style:style style:name="T11_238" style:family="text"/>
    <style:style style:name="T11_239" style:family="text"/>
    <style:style style:name="T11_240" style:family="text"/>
    <style:style style:name="T11_241" style:family="text"/>
    <style:style style:name="T11_242" style:family="text"/>
    <style:style style:name="T11_243" style:family="text"/>
    <style:style style:name="T11_244" style:family="text"/>
    <style:style style:name="T11_245" style:family="text"/>
    <style:style style:name="T11_246" style:family="text"/>
    <style:style style:name="T11_247" style:family="text"/>
    <style:style style:name="T11_248" style:family="text"/>
    <style:style style:name="T11_249" style:family="text"/>
    <style:style style:name="T11_250" style:family="text"/>
    <style:style style:name="T11_251" style:family="text"/>
    <style:style style:name="T11_252" style:family="text"/>
    <style:style style:name="T11_253" style:family="text"/>
    <style:style style:name="T11_254" style:family="text"/>
    <style:style style:name="T11_255" style:family="text"/>
    <style:style style:name="T11_256" style:family="text"/>
    <style:style style:name="T11_257" style:family="text"/>
    <style:style style:name="T11_258" style:family="text"/>
    <style:style style:name="T11_259" style:family="text"/>
    <style:style style:name="T11_260" style:family="text"/>
    <style:style style:name="T11_261" style:family="text"/>
    <style:style style:name="T11_262" style:family="text"/>
    <style:style style:name="T11_263" style:family="text"/>
    <style:style style:name="T11_264" style:family="text"/>
    <style:style style:name="T11_265" style:family="text"/>
    <style:style style:name="T11_266" style:family="text"/>
    <style:style style:name="T11_267" style:family="text"/>
    <style:style style:name="T11_268" style:family="text"/>
    <style:style style:name="T11_269" style:family="text"/>
    <style:style style:name="T11_270" style:family="text"/>
    <style:style style:name="T11_271" style:family="text"/>
    <style:style style:name="T11_272" style:family="text"/>
    <style:style style:name="T11_273" style:family="text"/>
    <style:style style:name="T11_274" style:family="text"/>
    <style:style style:name="T11_275" style:family="text"/>
    <style:style style:name="T11_276" style:family="text"/>
    <style:style style:name="T11_277" style:family="text"/>
    <style:style style:name="T11_278" style:family="text"/>
    <style:style style:name="T11_279" style:family="text"/>
    <style:style style:name="T11_280" style:family="text"/>
    <style:style style:name="T11_281" style:family="text"/>
    <style:style style:name="T11_282" style:family="text"/>
    <style:style style:name="T11_283" style:family="text"/>
    <style:style style:name="T11_284" style:family="text"/>
    <style:style style:name="T11_285" style:family="text"/>
    <style:style style:name="T11_286" style:family="text"/>
    <style:style style:name="T11_287" style:family="text"/>
    <style:style style:name="T11_288" style:family="text"/>
    <style:style style:name="T11_289" style:family="text"/>
    <style:style style:name="T11_290" style:family="text"/>
    <style:style style:name="T11_291" style:family="text"/>
    <style:style style:name="T11_292" style:family="text"/>
    <style:style style:name="T11_293" style:family="text"/>
    <style:style style:name="T11_294" style:family="text"/>
    <style:style style:name="T11_295" style:family="text"/>
    <style:style style:name="T11_296" style:family="text"/>
    <style:style style:name="T11_297" style:family="text"/>
    <style:style style:name="T11_298" style:family="text"/>
    <style:style style:name="T11_299" style:family="text"/>
    <style:style style:name="T11_300" style:family="text"/>
    <style:style style:name="T11_301" style:family="text"/>
    <style:style style:name="T11_302" style:family="text"/>
    <style:style style:name="T11_303" style:family="text"/>
    <style:style style:name="T11_304" style:family="text"/>
    <style:style style:name="T11_305" style:family="text"/>
    <style:style style:name="T11_306" style:family="text"/>
    <style:style style:name="T11_307" style:family="text"/>
    <style:style style:name="T11_308" style:family="text"/>
    <style:style style:name="T11_309" style:family="text"/>
    <style:style style:name="T11_310" style:family="text"/>
    <style:style style:name="T11_311" style:family="text"/>
    <style:style style:name="T11_312" style:family="text"/>
    <style:style style:name="T11_313" style:family="text"/>
    <style:style style:name="T11_314" style:family="text"/>
    <style:style style:name="T11_315" style:family="text"/>
    <style:style style:name="T11_316" style:family="text"/>
    <style:style style:name="T11_317" style:family="text"/>
    <style:style style:name="T11_318" style:family="text"/>
    <style:style style:name="T11_319" style:family="text"/>
    <style:style style:name="T11_320" style:family="text"/>
    <style:style style:name="T11_321" style:family="text"/>
    <style:style style:name="T11_322" style:family="text"/>
    <style:style style:name="T11_323" style:family="text"/>
    <style:style style:name="T11_324" style:family="text"/>
    <style:style style:name="T11_325" style:family="text"/>
    <style:style style:name="T11_326" style:family="text"/>
    <style:style style:name="T11_327" style:family="text"/>
    <style:style style:name="T11_328" style:family="text"/>
    <style:style style:name="T11_329" style:family="text"/>
    <style:style style:name="T11_330" style:family="text"/>
    <style:style style:name="T11_331" style:family="text"/>
    <style:style style:name="T11_332" style:family="text"/>
    <style:style style:name="T11_333" style:family="text"/>
    <style:style style:name="T11_334" style:family="text"/>
    <style:style style:name="T11_335" style:family="text"/>
    <style:style style:name="T11_336" style:family="text"/>
    <style:style style:name="T11_337" style:family="text"/>
    <style:style style:name="T11_338" style:family="text"/>
    <style:style style:name="T11_339" style:family="text"/>
    <style:style style:name="T11_340" style:family="text"/>
    <style:style style:name="T11_341" style:family="text"/>
    <style:style style:name="T11_342" style:family="text"/>
    <style:style style:name="T11_343" style:family="text"/>
    <style:style style:name="T11_344" style:family="text"/>
    <style:style style:name="T11_345" style:family="text"/>
    <style:style style:name="T11_346" style:family="text"/>
    <style:style style:name="T11_347" style:family="text"/>
    <style:style style:name="T11_348" style:family="text"/>
    <style:style style:name="T11_349" style:family="text"/>
    <style:style style:name="T11_350" style:family="text"/>
    <style:style style:name="T11_351" style:family="text"/>
    <style:style style:name="T11_352" style:family="text"/>
    <style:style style:name="T11_353" style:family="text"/>
    <style:style style:name="T11_354" style:family="text"/>
    <style:style style:name="T11_355" style:family="text"/>
    <style:style style:name="T11_356" style:family="text"/>
    <style:style style:name="T11_357" style:family="text"/>
    <style:style style:name="T11_358" style:family="text"/>
    <style:style style:name="T11_359" style:family="text"/>
    <style:style style:name="T11_360" style:family="text"/>
    <style:style style:name="T11_361" style:family="text"/>
    <style:style style:name="T11_362" style:family="text"/>
    <style:style style:name="T11_363" style:family="text"/>
    <style:style style:name="T11_364" style:family="text"/>
    <style:style style:name="P12" style:family="paragraph" style:parent-style-name="Standard">
      <style:paragraph-properties fo:break-before="auto" fo:line-height="115%" fo:margin-bottom="0cm" style:writing-mode="lr-tb"/>
    </style:style>
    <style:style style:name="P13" style:family="paragraph" style:parent-style-name="Standard">
      <style:paragraph-properties fo:break-before="auto" fo:line-height="115%" fo:margin-bottom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T13_129" style:family="text"/>
    <style:style style:name="T13_130" style:family="text"/>
    <style:style style:name="T13_131" style:family="text"/>
    <style:style style:name="T13_132" style:family="text"/>
    <style:style style:name="T13_133" style:family="text"/>
    <style:style style:name="T13_134" style:family="text"/>
    <style:style style:name="T13_135" style:family="text"/>
    <style:style style:name="T13_136" style:family="text"/>
    <style:style style:name="T13_137" style:family="text"/>
    <style:style style:name="T13_138" style:family="text"/>
    <style:style style:name="T13_139" style:family="text"/>
    <style:style style:name="T13_140" style:family="text"/>
    <style:style style:name="T13_141" style:family="text"/>
    <style:style style:name="T13_142" style:family="text"/>
    <style:style style:name="T13_143" style:family="text"/>
    <style:style style:name="T13_144" style:family="text"/>
    <style:style style:name="T13_145" style:family="text"/>
    <style:style style:name="T13_146" style:family="text"/>
    <style:style style:name="T13_147" style:family="text"/>
    <style:style style:name="T13_148" style:family="text"/>
    <style:style style:name="T13_149" style:family="text"/>
    <style:style style:name="T13_150" style:family="text"/>
    <style:style style:name="T13_151" style:family="text"/>
    <style:style style:name="T13_152" style:family="text"/>
    <style:style style:name="T13_153" style:family="text"/>
    <style:style style:name="T13_154" style:family="text"/>
    <style:style style:name="T13_155" style:family="text"/>
    <style:style style:name="T13_156" style:family="text"/>
    <style:style style:name="T13_157" style:family="text"/>
    <style:style style:name="T13_158" style:family="text"/>
    <style:style style:name="T13_159" style:family="text"/>
    <style:style style:name="T13_160" style:family="text"/>
    <style:style style:name="T13_161" style:family="text"/>
    <style:style style:name="T13_162" style:family="text"/>
    <style:style style:name="T13_163" style:family="text"/>
    <style:style style:name="T13_164" style:family="text"/>
    <style:style style:name="T13_165" style:family="text"/>
    <style:style style:name="T13_166" style:family="text"/>
    <style:style style:name="T13_167" style:family="text"/>
    <style:style style:name="T13_168" style:family="text"/>
    <style:style style:name="P14" style:family="paragraph" style:parent-style-name="Standard">
      <style:paragraph-properties fo:break-before="auto" fo:line-height="115%" fo:margin-bottom="0cm" style:writing-mode="lr-tb"/>
    </style:style>
    <style:style style:name="P15" style:family="paragraph" style:parent-style-name="Standard">
      <style:paragraph-properties fo:break-before="auto" fo:line-height="115%" fo:margin-bottom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T15_127" style:family="text"/>
    <style:style style:name="T15_128" style:family="text"/>
    <style:style style:name="T15_129" style:family="text"/>
    <style:style style:name="T15_130" style:family="text"/>
    <style:style style:name="T15_131" style:family="text"/>
    <style:style style:name="T15_132" style:family="text"/>
    <style:style style:name="T15_133" style:family="text"/>
    <style:style style:name="T15_134" style:family="text"/>
    <style:style style:name="T15_135" style:family="text"/>
    <style:style style:name="T15_136" style:family="text"/>
    <style:style style:name="T15_137" style:family="text"/>
    <style:style style:name="T15_138" style:family="text"/>
    <style:style style:name="T15_139" style:family="text"/>
    <style:style style:name="T15_140" style:family="text"/>
    <style:style style:name="T15_141" style:family="text"/>
    <style:style style:name="T15_142" style:family="text"/>
    <style:style style:name="T15_143" style:family="text"/>
    <style:style style:name="T15_144" style:family="text"/>
    <style:style style:name="T15_145" style:family="text"/>
    <style:style style:name="T15_146" style:family="text"/>
    <style:style style:name="T15_147" style:family="text"/>
    <style:style style:name="T15_148" style:family="text"/>
    <style:style style:name="T15_149" style:family="text"/>
    <style:style style:name="T15_150" style:family="text"/>
    <style:style style:name="T15_151" style:family="text"/>
    <style:style style:name="T15_152" style:family="text"/>
    <style:style style:name="T15_153" style:family="text"/>
    <style:style style:name="T15_154" style:family="text"/>
    <style:style style:name="T15_155" style:family="text"/>
    <style:style style:name="T15_156" style:family="text"/>
    <style:style style:name="T15_157" style:family="text"/>
    <style:style style:name="T15_158" style:family="text"/>
    <style:style style:name="T15_159" style:family="text"/>
    <style:style style:name="T15_160" style:family="text"/>
    <style:style style:name="T15_161" style:family="text"/>
    <style:style style:name="T15_162" style:family="text"/>
    <style:style style:name="T15_163" style:family="text"/>
    <style:style style:name="T15_164" style:family="text"/>
    <style:style style:name="T15_165" style:family="text"/>
    <style:style style:name="T15_166" style:family="text"/>
    <style:style style:name="T15_167" style:family="text"/>
    <style:style style:name="T15_168" style:family="text"/>
    <style:style style:name="T15_169" style:family="text"/>
    <style:style style:name="T15_170" style:family="text"/>
    <style:style style:name="T15_171" style:family="text"/>
    <style:style style:name="T15_172" style:family="text"/>
    <style:style style:name="P16" style:family="paragraph" style:parent-style-name="Standard">
      <style:paragraph-properties fo:break-before="auto" fo:line-height="115%" fo:margin-bottom="0cm" style:writing-mode="lr-tb"/>
    </style:style>
    <style:style style:name="P17" style:family="paragraph" style:parent-style-name="Standard">
      <style:paragraph-properties fo:break-before="auto" fo:line-height="115%" fo:margin-bottom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T17_105" style:family="text"/>
    <style:style style:name="T17_106" style:family="text"/>
    <style:style style:name="T17_107" style:family="text"/>
    <style:style style:name="T17_108" style:family="text"/>
    <style:style style:name="T17_109" style:family="text"/>
    <style:style style:name="T17_110" style:family="text"/>
    <style:style style:name="T17_111" style:family="text"/>
    <style:style style:name="T17_112" style:family="text"/>
    <style:style style:name="T17_113" style:family="text"/>
    <style:style style:name="T17_114" style:family="text"/>
    <style:style style:name="T17_115" style:family="text"/>
    <style:style style:name="T17_116" style:family="text"/>
    <style:style style:name="P18" style:family="paragraph" style:parent-style-name="Standard">
      <style:paragraph-properties fo:break-before="auto" fo:line-height="115%" fo:margin-bottom="0cm" style:writing-mode="lr-tb"/>
    </style:style>
    <style:style style:name="P19" style:family="paragraph" style:parent-style-name="Standard">
      <style:paragraph-properties fo:break-before="auto" fo:line-height="115%" fo:margin-bottom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T19_99" style:family="text"/>
    <style:style style:name="T19_100" style:family="text"/>
    <style:style style:name="T19_101" style:family="text"/>
    <style:style style:name="T19_102" style:family="text"/>
    <style:style style:name="T19_103" style:family="text"/>
    <style:style style:name="T19_104" style:family="text"/>
    <style:style style:name="T19_105" style:family="text"/>
    <style:style style:name="T19_106" style:family="text"/>
    <style:style style:name="T19_107" style:family="text"/>
    <style:style style:name="T19_108" style:family="text"/>
    <style:style style:name="T19_109" style:family="text"/>
    <style:style style:name="T19_110" style:family="text"/>
    <style:style style:name="T19_111" style:family="text"/>
    <style:style style:name="T19_112" style:family="text"/>
    <style:style style:name="T19_113" style:family="text"/>
    <style:style style:name="T19_114" style:family="text"/>
    <style:style style:name="T19_115" style:family="text"/>
    <style:style style:name="T19_116" style:family="text"/>
    <style:style style:name="T19_117" style:family="text"/>
    <style:style style:name="T19_118" style:family="text"/>
    <style:style style:name="T19_119" style:family="text"/>
    <style:style style:name="T19_120" style:family="text"/>
    <style:style style:name="T19_121" style:family="text"/>
    <style:style style:name="T19_122" style:family="text"/>
    <style:style style:name="T19_123" style:family="text"/>
    <style:style style:name="T19_124" style:family="text"/>
    <style:style style:name="T19_125" style:family="text"/>
    <style:style style:name="T19_126" style:family="text"/>
    <style:style style:name="T19_127" style:family="text"/>
    <style:style style:name="T19_128" style:family="text"/>
    <style:style style:name="T19_129" style:family="text"/>
    <style:style style:name="T19_130" style:family="text"/>
    <style:style style:name="T19_131" style:family="text"/>
    <style:style style:name="T19_132" style:family="text"/>
    <style:style style:name="T19_133" style:family="text"/>
    <style:style style:name="T19_134" style:family="text"/>
    <style:style style:name="T19_135" style:family="text"/>
    <style:style style:name="T19_136" style:family="text"/>
    <style:style style:name="T19_137" style:family="text"/>
    <style:style style:name="T19_138" style:family="text"/>
    <style:style style:name="T19_139" style:family="text"/>
    <style:style style:name="T19_140" style:family="text"/>
    <style:style style:name="T19_141" style:family="text"/>
    <style:style style:name="T19_142" style:family="text"/>
    <style:style style:name="P20" style:family="paragraph" style:parent-style-name="Standard">
      <style:paragraph-properties fo:break-before="auto" fo:line-height="115%" fo:margin-bottom="0cm" style:writing-mode="lr-tb"/>
    </style:style>
    <style:style style:name="P21" style:family="paragraph" style:parent-style-name="Standard">
      <style:paragraph-properties fo:break-before="auto" fo:line-height="115%" fo:margin-bottom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T21_91" style:family="text"/>
    <style:style style:name="T21_92" style:family="text"/>
    <style:style style:name="T21_93" style:family="text"/>
    <style:style style:name="T21_94" style:family="text"/>
    <style:style style:name="T21_95" style:family="text"/>
    <style:style style:name="T21_96" style:family="text"/>
    <style:style style:name="T21_97" style:family="text"/>
    <style:style style:name="T21_98" style:family="text"/>
    <style:style style:name="T21_99" style:family="text"/>
    <style:style style:name="T21_100" style:family="text"/>
    <style:style style:name="T21_101" style:family="text"/>
    <style:style style:name="T21_102" style:family="text"/>
    <style:style style:name="T21_103" style:family="text"/>
    <style:style style:name="T21_104" style:family="text"/>
    <style:style style:name="T21_105" style:family="text"/>
    <style:style style:name="T21_106" style:family="text"/>
    <style:style style:name="T21_107" style:family="text"/>
    <style:style style:name="T21_108" style:family="text"/>
    <style:style style:name="T21_109" style:family="text"/>
    <style:style style:name="T21_110" style:family="text"/>
    <style:style style:name="T21_111" style:family="text"/>
    <style:style style:name="T21_112" style:family="text"/>
    <style:style style:name="T21_113" style:family="text"/>
    <style:style style:name="T21_114" style:family="text"/>
    <style:style style:name="T21_115" style:family="text"/>
    <style:style style:name="T21_116" style:family="text"/>
    <style:style style:name="T21_117" style:family="text"/>
    <style:style style:name="T21_118" style:family="text"/>
    <style:style style:name="T21_119" style:family="text"/>
    <style:style style:name="T21_120" style:family="text"/>
    <style:style style:name="T21_121" style:family="text"/>
    <style:style style:name="T21_122" style:family="text"/>
    <style:style style:name="T21_123" style:family="text"/>
    <style:style style:name="T21_124" style:family="text"/>
    <style:style style:name="T21_125" style:family="text"/>
    <style:style style:name="T21_126" style:family="text"/>
    <style:style style:name="T21_127" style:family="text"/>
    <style:style style:name="T21_128" style:family="text"/>
    <style:style style:name="T21_129" style:family="text"/>
    <style:style style:name="T21_130" style:family="text"/>
    <style:style style:name="T21_131" style:family="text"/>
    <style:style style:name="T21_132" style:family="text"/>
    <style:style style:name="T21_133" style:family="text"/>
    <style:style style:name="T21_134" style:family="text"/>
    <style:style style:name="T21_135" style:family="text"/>
    <style:style style:name="T21_136" style:family="text"/>
    <style:style style:name="T21_137" style:family="text"/>
    <style:style style:name="T21_138" style:family="text"/>
    <style:style style:name="T21_139" style:family="text"/>
    <style:style style:name="T21_140" style:family="text"/>
    <style:style style:name="T21_141" style:family="text"/>
    <style:style style:name="T21_142" style:family="text"/>
    <style:style style:name="T21_143" style:family="text"/>
    <style:style style:name="T21_144" style:family="text"/>
    <style:style style:name="T21_145" style:family="text"/>
    <style:style style:name="T21_146" style:family="text"/>
    <style:style style:name="T21_147" style:family="text"/>
    <style:style style:name="T21_148" style:family="text"/>
    <style:style style:name="T21_149" style:family="text"/>
    <style:style style:name="T21_150" style:family="text"/>
    <style:style style:name="T21_151" style:family="text"/>
    <style:style style:name="T21_152" style:family="text"/>
    <style:style style:name="T21_153" style:family="text"/>
    <style:style style:name="T21_154" style:family="text"/>
    <style:style style:name="T21_155" style:family="text"/>
    <style:style style:name="T21_156" style:family="text"/>
    <style:style style:name="T21_157" style:family="text"/>
    <style:style style:name="T21_158" style:family="text"/>
    <style:style style:name="T21_159" style:family="text"/>
    <style:style style:name="T21_160" style:family="text"/>
    <style:style style:name="T21_161" style:family="text"/>
    <style:style style:name="T21_162" style:family="text"/>
    <style:style style:name="T21_163" style:family="text"/>
    <style:style style:name="T21_164" style:family="text"/>
    <style:style style:name="T21_165" style:family="text"/>
    <style:style style:name="T21_166" style:family="text"/>
    <style:style style:name="T21_167" style:family="text"/>
    <style:style style:name="T21_168" style:family="text"/>
    <style:style style:name="T21_169" style:family="text"/>
    <style:style style:name="T21_170" style:family="text"/>
    <style:style style:name="T21_171" style:family="text"/>
    <style:style style:name="T21_172" style:family="text"/>
    <style:style style:name="T21_173" style:family="text"/>
    <style:style style:name="T21_174" style:family="text"/>
    <style:style style:name="T21_175" style:family="text"/>
    <style:style style:name="T21_176" style:family="text"/>
    <style:style style:name="T21_177" style:family="text"/>
    <style:style style:name="T21_178" style:family="text"/>
    <style:style style:name="P22" style:family="paragraph" style:parent-style-name="Standard">
      <style:paragraph-properties fo:break-before="auto" fo:line-height="115%" fo:margin-bottom="0cm" style:writing-mode="lr-tb"/>
    </style:style>
    <style:style style:name="P23" style:family="paragraph" style:parent-style-name="Standard">
      <style:paragraph-properties fo:break-before="auto" fo:line-height="115%" fo:margin-bottom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/>
    <style:style style:name="T23_85" style:family="text"/>
    <style:style style:name="T23_86" style:family="text"/>
    <style:style style:name="T23_87" style:family="text"/>
    <style:style style:name="T23_88" style:family="text"/>
    <style:style style:name="T23_89" style:family="text"/>
    <style:style style:name="T23_90" style:family="text"/>
    <style:style style:name="T23_91" style:family="text"/>
    <style:style style:name="T23_92" style:family="text"/>
    <style:style style:name="T23_93" style:family="text"/>
    <style:style style:name="T23_94" style:family="text"/>
    <style:style style:name="T23_95" style:family="text"/>
    <style:style style:name="T23_96" style:family="text"/>
    <style:style style:name="T23_97" style:family="text"/>
    <style:style style:name="T23_98" style:family="text"/>
    <style:style style:name="T23_99" style:family="text"/>
    <style:style style:name="T23_100" style:family="text"/>
    <style:style style:name="T23_101" style:family="text"/>
    <style:style style:name="T23_102" style:family="text"/>
    <style:style style:name="T23_103" style:family="text"/>
    <style:style style:name="T23_104" style:family="text"/>
    <style:style style:name="T23_105" style:family="text"/>
    <style:style style:name="T23_106" style:family="text"/>
    <style:style style:name="T23_107" style:family="text"/>
    <style:style style:name="T23_108" style:family="text"/>
    <style:style style:name="T23_109" style:family="text"/>
    <style:style style:name="T23_110" style:family="text"/>
    <style:style style:name="T23_111" style:family="text"/>
    <style:style style:name="T23_112" style:family="text"/>
    <style:style style:name="T23_113" style:family="text"/>
    <style:style style:name="T23_114" style:family="text"/>
    <style:style style:name="T23_115" style:family="text"/>
    <style:style style:name="T23_116" style:family="text"/>
    <style:style style:name="T23_117" style:family="text"/>
    <style:style style:name="T23_118" style:family="text"/>
    <style:style style:name="T23_119" style:family="text"/>
    <style:style style:name="T23_120" style:family="text"/>
    <style:style style:name="T23_121" style:family="text"/>
    <style:style style:name="T23_122" style:family="text"/>
    <style:style style:name="T23_123" style:family="text"/>
    <style:style style:name="T23_124" style:family="text"/>
    <style:style style:name="T23_125" style:family="text"/>
    <style:style style:name="T23_126" style:family="text"/>
    <style:style style:name="T23_127" style:family="text"/>
    <style:style style:name="T23_128" style:family="text"/>
    <style:style style:name="T23_129" style:family="text"/>
    <style:style style:name="T23_130" style:family="text"/>
    <style:style style:name="T23_131" style:family="text"/>
    <style:style style:name="T23_132" style:family="text"/>
    <style:style style:name="T23_133" style:family="text"/>
    <style:style style:name="T23_134" style:family="text"/>
    <style:style style:name="T23_135" style:family="text"/>
    <style:style style:name="T23_136" style:family="text"/>
    <style:style style:name="T23_137" style:family="text"/>
    <style:style style:name="T23_138" style:family="text"/>
    <style:style style:name="T23_139" style:family="text"/>
    <style:style style:name="T23_140" style:family="text"/>
    <style:style style:name="T23_141" style:family="text"/>
    <style:style style:name="T23_142" style:family="text"/>
    <style:style style:name="T23_143" style:family="text"/>
    <style:style style:name="T23_144" style:family="text"/>
    <style:style style:name="T23_145" style:family="text"/>
    <style:style style:name="T23_146" style:family="text"/>
    <style:style style:name="T23_147" style:family="text"/>
    <style:style style:name="T23_148" style:family="text"/>
    <style:style style:name="T23_149" style:family="text"/>
    <style:style style:name="T23_150" style:family="text"/>
    <style:style style:name="T23_151" style:family="text"/>
    <style:style style:name="T23_152" style:family="text"/>
    <style:style style:name="T23_153" style:family="text"/>
    <style:style style:name="T23_154" style:family="text"/>
    <style:style style:name="T23_155" style:family="text"/>
    <style:style style:name="T23_156" style:family="text"/>
    <style:style style:name="P24" style:family="paragraph" style:parent-style-name="Standard">
      <style:paragraph-properties fo:break-before="auto" fo:line-height="115%" fo:margin-bottom="0cm" style:writing-mode="lr-tb"/>
    </style:style>
    <style:style style:name="P25" style:family="paragraph" style:parent-style-name="Standard">
      <style:paragraph-properties fo:break-before="auto" fo:line-height="115%" fo:margin-bottom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T25_81" style:family="text"/>
    <style:style style:name="T25_82" style:family="text"/>
    <style:style style:name="T25_83" style:family="text"/>
    <style:style style:name="T25_84" style:family="text"/>
    <style:style style:name="T25_85" style:family="text"/>
    <style:style style:name="T25_86" style:family="text"/>
    <style:style style:name="T25_87" style:family="text"/>
    <style:style style:name="T25_88" style:family="text"/>
    <style:style style:name="T25_89" style:family="text"/>
    <style:style style:name="T25_90" style:family="text"/>
    <style:style style:name="T25_91" style:family="text"/>
    <style:style style:name="T25_92" style:family="text"/>
    <style:style style:name="T25_93" style:family="text"/>
    <style:style style:name="T25_94" style:family="text"/>
    <style:style style:name="T25_95" style:family="text"/>
    <style:style style:name="T25_96" style:family="text"/>
    <style:style style:name="T25_97" style:family="text"/>
    <style:style style:name="T25_98" style:family="text"/>
    <style:style style:name="T25_99" style:family="text"/>
    <style:style style:name="T25_100" style:family="text"/>
    <style:style style:name="T25_101" style:family="text"/>
    <style:style style:name="T25_102" style:family="text"/>
    <style:style style:name="T25_103" style:family="text"/>
    <style:style style:name="T25_104" style:family="text"/>
    <style:style style:name="T25_105" style:family="text"/>
    <style:style style:name="T25_106" style:family="text"/>
    <style:style style:name="T25_107" style:family="text"/>
    <style:style style:name="T25_108" style:family="text"/>
    <style:style style:name="T25_109" style:family="text"/>
    <style:style style:name="T25_110" style:family="text"/>
    <style:style style:name="T25_111" style:family="text"/>
    <style:style style:name="T25_112" style:family="text"/>
    <style:style style:name="T25_113" style:family="text"/>
    <style:style style:name="T25_114" style:family="text"/>
    <style:style style:name="T25_115" style:family="text"/>
    <style:style style:name="T25_116" style:family="text"/>
    <style:style style:name="T25_117" style:family="text"/>
    <style:style style:name="T25_118" style:family="text"/>
    <style:style style:name="T25_119" style:family="text"/>
    <style:style style:name="T25_120" style:family="text"/>
    <style:style style:name="T25_121" style:family="text"/>
    <style:style style:name="T25_122" style:family="text"/>
    <style:style style:name="T25_123" style:family="text"/>
    <style:style style:name="T25_124" style:family="text"/>
    <style:style style:name="T25_125" style:family="text"/>
    <style:style style:name="T25_126" style:family="text"/>
    <style:style style:name="T25_127" style:family="text"/>
    <style:style style:name="T25_128" style:family="text"/>
    <style:style style:name="T25_129" style:family="text"/>
    <style:style style:name="T25_130" style:family="text"/>
    <style:style style:name="T25_131" style:family="text"/>
    <style:style style:name="T25_132" style:family="text"/>
    <style:style style:name="T25_133" style:family="text"/>
    <style:style style:name="T25_134" style:family="text"/>
    <style:style style:name="T25_135" style:family="text"/>
    <style:style style:name="T25_136" style:family="text"/>
    <style:style style:name="T25_137" style:family="text"/>
    <style:style style:name="T25_138" style:family="text"/>
    <style:style style:name="T25_139" style:family="text"/>
    <style:style style:name="T25_140" style:family="text"/>
    <style:style style:name="T25_141" style:family="text"/>
    <style:style style:name="T25_142" style:family="text"/>
    <style:style style:name="T25_143" style:family="text"/>
    <style:style style:name="T25_144" style:family="text"/>
    <style:style style:name="T25_145" style:family="text"/>
    <style:style style:name="T25_146" style:family="text"/>
    <style:style style:name="T25_147" style:family="text"/>
    <style:style style:name="T25_148" style:family="text"/>
    <style:style style:name="T25_149" style:family="text"/>
    <style:style style:name="T25_150" style:family="text"/>
    <style:style style:name="T25_151" style:family="text"/>
    <style:style style:name="T25_152" style:family="text"/>
    <style:style style:name="T25_153" style:family="text"/>
    <style:style style:name="T25_154" style:family="text"/>
    <style:style style:name="T25_155" style:family="text"/>
    <style:style style:name="T25_156" style:family="text"/>
    <style:style style:name="T25_157" style:family="text"/>
    <style:style style:name="T25_158" style:family="text"/>
    <style:style style:name="T25_159" style:family="text"/>
    <style:style style:name="T25_160" style:family="text"/>
    <style:style style:name="T25_161" style:family="text"/>
    <style:style style:name="T25_162" style:family="text"/>
    <style:style style:name="T25_163" style:family="text"/>
    <style:style style:name="T25_164" style:family="text"/>
    <style:style style:name="T25_165" style:family="text"/>
    <style:style style:name="T25_166" style:family="text"/>
    <style:style style:name="T25_167" style:family="text"/>
    <style:style style:name="T25_168" style:family="text"/>
    <style:style style:name="T25_169" style:family="text"/>
    <style:style style:name="T25_170" style:family="text"/>
    <style:style style:name="T25_171" style:family="text"/>
    <style:style style:name="T25_172" style:family="text"/>
    <style:style style:name="T25_173" style:family="text"/>
    <style:style style:name="T25_174" style:family="text"/>
    <style:style style:name="T25_175" style:family="text"/>
    <style:style style:name="T25_176" style:family="text"/>
    <style:style style:name="T25_177" style:family="text"/>
    <style:style style:name="T25_178" style:family="text"/>
    <style:style style:name="T25_179" style:family="text"/>
    <style:style style:name="T25_180" style:family="text"/>
    <style:style style:name="T25_181" style:family="text"/>
    <style:style style:name="T25_182" style:family="text"/>
    <style:style style:name="T25_183" style:family="text"/>
    <style:style style:name="T25_184" style:family="text"/>
    <style:style style:name="T25_185" style:family="text"/>
    <style:style style:name="T25_186" style:family="text"/>
    <style:style style:name="T25_187" style:family="text"/>
    <style:style style:name="T25_188" style:family="text"/>
    <style:style style:name="T25_189" style:family="text"/>
    <style:style style:name="T25_190" style:family="text"/>
    <style:style style:name="T25_191" style:family="text"/>
    <style:style style:name="T25_192" style:family="text"/>
    <style:style style:name="T25_193" style:family="text"/>
    <style:style style:name="T25_194" style:family="text"/>
  </office:automatic-styles>
  <office:body>
    <office:text>
      <text:p text:style-name="P1"><text:span text:style-name="T1_1"><text:a xlink:type="simple" xlink:href="https://www.fimfiction.net/story/63084/a-great-endeavor"><text:span text:style-name="T1_2">A</text:span></text:a></text:span><text:span text:style-name="T1_3"><text:a xlink:type="simple" xlink:href="https://www.fimfiction.net/story/63084/a-great-endeavor"><text:span text:style-name="T1_4"><text:s/></text:span></text:a></text:span><text:span text:style-name="T1_5"><text:a xlink:type="simple" xlink:href="https://www.fimfiction.net/story/63084/a-great-endeavor"><text:span text:style-name="T1_6">Great</text:span></text:a></text:span><text:span text:style-name="T1_7"><text:a xlink:type="simple" xlink:href="https://www.fimfiction.net/story/63084/a-great-endeavor"><text:span text:style-name="T1_8"><text:s/></text:span></text:a></text:span><text:span text:style-name="T1_9"><text:a xlink:type="simple" xlink:href="https://www.fimfiction.net/story/63084/a-great-endeavor"><text:span text:style-name="T1_10">Endeavor</text:span></text:a></text:span></text:p>
      <text:p text:style-name="P2"><text:span text:style-name="T2_1">Autor</text:span><text:span text:style-name="T2_2">:<text:s/></text:span><text:span text:style-name="T2_3">Rune</text:span><text:span text:style-name="T2_4"><text:s/></text:span><text:span text:style-name="T2_5">Soldier</text:span><text:span text:style-name="T2_6"><text:s/></text:span><text:span text:style-name="T2_7">Dan</text:span></text:p>
      <text:p text:style-name="P3"><text:span text:style-name="T3_1">[</text:span><text:span text:style-name="T3_2">Dark</text:span><text:span text:style-name="T3_3">][</text:span><text:span text:style-name="T3_4">Human</text:span><text:span text:style-name="T3_5">][</text:span><text:span text:style-name="T3_6">Sad</text:span><text:span text:style-name="T3_7">]</text:span></text:p>
      <text:p text:style-name="P4"/>
      <text:p text:style-name="P5"><text:span text:style-name="T5_1">Pozwolę</text:span><text:span text:style-name="T5_2"><text:s/></text:span><text:span text:style-name="T5_3">sobie</text:span><text:span text:style-name="T5_4"><text:s/></text:span><text:span text:style-name="T5_5">powtórzyć</text:span><text:span text:style-name="T5_6"><text:s/></text:span><text:span text:style-name="T5_7">i</text:span><text:span text:style-name="T5_8"><text:s/></text:span><text:span text:style-name="T5_9">nieco</text:span><text:span text:style-name="T5_10"><text:s/></text:span><text:span text:style-name="T5_11">rozwinąć</text:span><text:span text:style-name="T5_12"><text:s/></text:span><text:span text:style-name="T5_13">tekst</text:span><text:span text:style-name="T5_14"><text:s/></text:span><text:span text:style-name="T5_15">z</text:span><text:span text:style-name="T5_16"><text:s/></text:span><text:span text:style-name="T5_17">okładki</text:span><text:span text:style-name="T5_18"><text:s/>–<text:s/></text:span><text:span text:style-name="T5_19">czy</text:span><text:span text:style-name="T5_20"><text:s/></text:span><text:span text:style-name="T5_21">da</text:span><text:span text:style-name="T5_22"><text:s/></text:span><text:span text:style-name="T5_23">się</text:span><text:span text:style-name="T5_24"><text:s/></text:span><text:span text:style-name="T5_25">dobrze</text:span><text:span text:style-name="T5_26"><text:s/></text:span><text:span text:style-name="T5_27">połączyć</text:span><text:span text:style-name="T5_28"><text:s/></text:span><text:span text:style-name="T5_29">Drugą</text:span><text:span text:style-name="T5_30"><text:s/></text:span><text:span text:style-name="T5_31">Wojnę</text:span><text:span text:style-name="T5_32"><text:s/></text:span><text:span text:style-name="T5_33">Światową</text:span><text:span text:style-name="T5_34"><text:s/></text:span><text:span text:style-name="T5_35">i</text:span><text:span text:style-name="T5_36"><text:s/></text:span><text:span text:style-name="T5_37">MLP</text:span><text:span text:style-name="T5_38">?<text:s/></text:span><text:span text:style-name="T5_39">Jak</text:span><text:span text:style-name="T5_40"><text:s/></text:span><text:span text:style-name="T5_41">najbardziej</text:span><text:span text:style-name="T5_42"><text:s/>–<text:s/></text:span><text:span text:style-name="T5_43">i</text:span><text:span text:style-name="T5_44"><text:s/></text:span><text:span text:style-name="T5_45">recenzowane</text:span><text:span text:style-name="T5_46"><text:s/></text:span><text:span text:style-name="T5_47">tu</text:span><text:span text:style-name="T5_48"><text:s/></text:span><text:span text:style-name="T5_49">opowiadanie</text:span><text:span text:style-name="T5_50"><text:s/></text:span><text:span text:style-name="T5_51">jest</text:span><text:span text:style-name="T5_52"><text:s/></text:span><text:span text:style-name="T5_53">na</text:span><text:span text:style-name="T5_54"><text:s/></text:span><text:span text:style-name="T5_55">to</text:span><text:span text:style-name="T5_56"><text:s/></text:span><text:span text:style-name="T5_57">dowodem</text:span><text:span text:style-name="T5_58">!</text:span></text:p>
      <text:p text:style-name="P6"/>
      <text:p text:style-name="P7"><text:span text:style-name="T7_1">Zacznijmy</text:span><text:span text:style-name="T7_2"><text:s/></text:span><text:span text:style-name="T7_3">może</text:span><text:span text:style-name="T7_4"><text:s/></text:span><text:span text:style-name="T7_5">od</text:span><text:span text:style-name="T7_6"><text:s/></text:span><text:span text:style-name="T7_7">tego</text:span><text:span text:style-name="T7_8">,<text:s/></text:span><text:span text:style-name="T7_9">iż</text:span><text:span text:style-name="T7_10"><text:s/></text:span><text:span text:style-name="T7_11">taki</text:span><text:span text:style-name="T7_12"><text:s/></text:span><text:span text:style-name="T7_13">crossover</text:span><text:span text:style-name="T7_14"><text:s/></text:span><text:span text:style-name="T7_15">na</text:span><text:span text:style-name="T7_16"><text:s/></text:span><text:span text:style-name="T7_17">pierwszy</text:span><text:span text:style-name="T7_18"><text:s/></text:span><text:span text:style-name="T7_19">rzut</text:span><text:span text:style-name="T7_20"><text:s/></text:span><text:span text:style-name="T7_21">oka</text:span><text:span text:style-name="T7_22"><text:s/></text:span><text:span text:style-name="T7_23">wydaje</text:span><text:span text:style-name="T7_24"><text:s/></text:span><text:span text:style-name="T7_25">się</text:span><text:span text:style-name="T7_26">…<text:s/></text:span><text:span text:style-name="T7_27">powiedzmy</text:span><text:span text:style-name="T7_28">,<text:s/></text:span><text:span text:style-name="T7_29">że</text:span><text:span text:style-name="T7_30"><text:s/></text:span><text:span text:style-name="T7_31">niestosowny</text:span><text:span text:style-name="T7_32">.<text:s/></text:span><text:span text:style-name="T7_33">No</text:span><text:span text:style-name="T7_34"><text:s/></text:span><text:span text:style-name="T7_35">bo</text:span><text:span text:style-name="T7_36"><text:s/></text:span><text:span text:style-name="T7_37">zaraz</text:span><text:span text:style-name="T7_38"><text:s/>–<text:s/></text:span><text:span text:style-name="T7_39">gdzie</text:span><text:span text:style-name="T7_40"><text:s/></text:span><text:span text:style-name="T7_41">urocze</text:span><text:span text:style-name="T7_42">,<text:s/></text:span><text:span text:style-name="T7_43">przyjazne</text:span><text:span text:style-name="T7_44">,<text:s/></text:span><text:span text:style-name="T7_45">żyjące</text:span><text:span text:style-name="T7_46"><text:s/></text:span><text:span text:style-name="T7_47">w</text:span><text:span text:style-name="T7_48"><text:s/></text:span><text:span text:style-name="T7_49">harmonii</text:span><text:span text:style-name="T7_50"><text:s/></text:span><text:span text:style-name="T7_51">kucyki</text:span><text:span text:style-name="T7_52">,<text:s/></text:span><text:span text:style-name="T7_53">a</text:span><text:span text:style-name="T7_54"><text:s/></text:span><text:span text:style-name="T7_55">gdzie</text:span><text:span text:style-name="T7_56"><text:s/></text:span><text:span text:style-name="T7_57">okropieństwa</text:span><text:span text:style-name="T7_58"><text:s/></text:span><text:span text:style-name="T7_59">wspomnianego</text:span><text:span text:style-name="T7_60"><text:s/></text:span><text:span text:style-name="T7_61">konfliktu</text:span><text:span text:style-name="T7_62">?<text:s/></text:span><text:span text:style-name="T7_63">Przecież</text:span><text:span text:style-name="T7_64"><text:s/></text:span><text:span text:style-name="T7_65">to</text:span><text:span text:style-name="T7_66"><text:s/></text:span><text:span text:style-name="T7_67">już</text:span><text:span text:style-name="T7_68"><text:s/></text:span><text:span text:style-name="T7_69">na</text:span><text:span text:style-name="T7_70"><text:s/></text:span><text:span text:style-name="T7_71">wstępie</text:span><text:span text:style-name="T7_72"><text:s/></text:span><text:span text:style-name="T7_73">nie</text:span><text:span text:style-name="T7_74"><text:s/></text:span><text:span text:style-name="T7_75">powinno</text:span><text:span text:style-name="T7_76"><text:s/></text:span><text:span text:style-name="T7_77">mieć</text:span><text:span text:style-name="T7_78"><text:s/></text:span><text:span text:style-name="T7_79">żadnego</text:span><text:span text:style-name="T7_80"><text:s/></text:span><text:span text:style-name="T7_81">sensu</text:span><text:span text:style-name="T7_82">!<text:s/></text:span><text:span text:style-name="T7_83">Jak</text:span><text:span text:style-name="T7_84"><text:s/></text:span><text:span text:style-name="T7_85">jednak</text:span><text:span text:style-name="T7_86"><text:s/></text:span><text:span text:style-name="T7_87">nauczył</text:span><text:span text:style-name="T7_88"><text:s/></text:span><text:span text:style-name="T7_89">nas</text:span><text:span text:style-name="T7_90"><text:s/></text:span><text:span text:style-name="T7_91">przykład</text:span><text:span text:style-name="T7_92"><text:s/></text:span><text:span text:style-name="T7_93">takich</text:span><text:span text:style-name="T7_94"><text:s/></text:span><text:span text:style-name="T7_95">wytworów</text:span><text:span text:style-name="T7_96"><text:s/></text:span><text:span text:style-name="T7_97">jak</text:span><text:span text:style-name="T7_98"><text:s/>„</text:span><text:span text:style-name="T7_99">Fallout</text:span><text:span text:style-name="T7_100">:<text:s/></text:span><text:span text:style-name="T7_101">Equestria</text:span><text:span text:style-name="T7_102">”,<text:s/></text:span><text:span text:style-name="T7_103">nawet</text:span><text:span text:style-name="T7_104"><text:s/></text:span><text:span text:style-name="T7_105">pozornie</text:span><text:span text:style-name="T7_106"><text:s/></text:span><text:span text:style-name="T7_107">rozbieżne</text:span><text:span text:style-name="T7_108"><text:s/></text:span><text:span text:style-name="T7_109">tematy</text:span><text:span text:style-name="T7_110"><text:s/></text:span><text:span text:style-name="T7_111">można</text:span><text:span text:style-name="T7_112"><text:s/></text:span><text:span text:style-name="T7_113">ze</text:span><text:span text:style-name="T7_114"><text:s/></text:span><text:span text:style-name="T7_115">smakiem</text:span><text:span text:style-name="T7_116"><text:s/></text:span><text:span text:style-name="T7_117">ze</text:span><text:span text:style-name="T7_118"><text:s/></text:span><text:span text:style-name="T7_119">sobą</text:span><text:span text:style-name="T7_120"><text:s/></text:span><text:span text:style-name="T7_121">związać</text:span><text:span text:style-name="T7_122">.<text:s/></text:span><text:span text:style-name="T7_123">Jeżeli</text:span><text:span text:style-name="T7_124"><text:s/></text:span><text:span text:style-name="T7_125">chodzi</text:span><text:span text:style-name="T7_126"><text:s/></text:span><text:span text:style-name="T7_127">o</text:span><text:span text:style-name="T7_128"><text:s/></text:span><text:span text:style-name="T7_129">II</text:span><text:span text:style-name="T7_130"><text:s/></text:span><text:span text:style-name="T7_131">WŚ</text:span><text:span text:style-name="T7_132">,<text:s/></text:span><text:span text:style-name="T7_133">to</text:span><text:span text:style-name="T7_134"><text:s/></text:span><text:span text:style-name="T7_135">próby</text:span><text:span text:style-name="T7_136"><text:s/></text:span><text:span text:style-name="T7_137">podejmowano</text:span><text:span text:style-name="T7_138"><text:s/></text:span><text:span text:style-name="T7_139">zarówno</text:span><text:span text:style-name="T7_140"><text:s/></text:span><text:span text:style-name="T7_141">na</text:span><text:span text:style-name="T7_142"><text:s/></text:span><text:span text:style-name="T7_143">anglojęzycznej</text:span><text:span text:style-name="T7_144">,<text:s/></text:span><text:span text:style-name="T7_145">jak</text:span><text:span text:style-name="T7_146"><text:s/></text:span><text:span text:style-name="T7_147">i</text:span><text:span text:style-name="T7_148"><text:s/></text:span><text:span text:style-name="T7_149">naszej</text:span><text:span text:style-name="T7_150"><text:s/></text:span><text:span text:style-name="T7_151">scenie</text:span><text:span text:style-name="T7_152"><text:s/></text:span><text:span text:style-name="T7_153">fanfikowej</text:span><text:span text:style-name="T7_154">.<text:s/></text:span><text:span text:style-name="T7_155">Jednak</text:span><text:span text:style-name="T7_156"><text:s/></text:span><text:span text:style-name="T7_157">przed</text:span><text:span text:style-name="T7_158"><text:s/></text:span><text:span text:style-name="T7_159">natknięciem</text:span><text:span text:style-name="T7_160"><text:s/></text:span><text:span text:style-name="T7_161">się</text:span><text:span text:style-name="T7_162"><text:s/></text:span><text:span text:style-name="T7_163">na</text:span><text:span text:style-name="T7_164"><text:s/>„</text:span><text:span text:style-name="T7_165">A</text:span><text:span text:style-name="T7_166"><text:s/></text:span><text:span text:style-name="T7_167">Great</text:span><text:span text:style-name="T7_168"><text:s/></text:span><text:span text:style-name="T7_169">Endeavor</text:span><text:span text:style-name="T7_170">”<text:s/></text:span><text:span text:style-name="T7_171">niemal</text:span><text:span text:style-name="T7_172"><text:s/></text:span><text:span text:style-name="T7_173">wszystkie</text:span><text:span text:style-name="T7_174"><text:s/></text:span><text:span text:style-name="T7_175">fanfiki</text:span><text:span text:style-name="T7_176"><text:s/></text:span><text:span text:style-name="T7_177">dziejące</text:span><text:span text:style-name="T7_178"><text:s/></text:span><text:span text:style-name="T7_179">się</text:span><text:span text:style-name="T7_180"><text:s/></text:span><text:span text:style-name="T7_181">w</text:span><text:span text:style-name="T7_182"><text:s/></text:span><text:span text:style-name="T7_183">tej</text:span><text:span text:style-name="T7_184"><text:s/></text:span><text:span text:style-name="T7_185">rzeczywistości</text:span><text:span text:style-name="T7_186"><text:s/></text:span><text:span text:style-name="T7_187">prezentowały</text:span><text:span text:style-name="T7_188"><text:s/></text:span><text:span text:style-name="T7_189">sobą</text:span><text:span text:style-name="T7_190"><text:s/></text:span><text:span text:style-name="T7_191">poziom</text:span><text:span text:style-name="T7_192"><text:s/></text:span><text:span text:style-name="T7_193">najwyżej</text:span><text:span text:style-name="T7_194">…<text:s/></text:span><text:span text:style-name="T7_195">średni</text:span><text:span text:style-name="T7_196"><text:s/>–<text:s/></text:span><text:span text:style-name="T7_197">chwalebnym</text:span><text:span text:style-name="T7_198"><text:s/></text:span><text:span text:style-name="T7_199">wyjątkiem</text:span><text:span text:style-name="T7_200"><text:s/></text:span><text:span text:style-name="T7_201">był</text:span><text:span text:style-name="T7_202"><text:s/></text:span><text:span text:style-name="T7_203">fenomenalny</text:span><text:span text:style-name="T7_204"><text:s/>„</text:span><text:span text:style-name="T7_205">Żelazny</text:span><text:span text:style-name="T7_206"><text:s/></text:span><text:span text:style-name="T7_207">Księżyc</text:span><text:span text:style-name="T7_208">”.</text:span></text:p>
      <text:p text:style-name="P8"/>
      <text:p text:style-name="P9"><text:span text:style-name="T9_1">Do</text:span><text:span text:style-name="T9_2"><text:s/></text:span><text:span text:style-name="T9_3">tego</text:span><text:span text:style-name="T9_4"><text:s/></text:span><text:span text:style-name="T9_5">tematu</text:span><text:span text:style-name="T9_6"><text:s/></text:span><text:span text:style-name="T9_7">można</text:span><text:span text:style-name="T9_8"><text:s/></text:span><text:span text:style-name="T9_9">podejść</text:span><text:span text:style-name="T9_10"><text:s/></text:span><text:span text:style-name="T9_11">na</text:span><text:span text:style-name="T9_12"><text:s/></text:span><text:span text:style-name="T9_13">wiele</text:span><text:span text:style-name="T9_14"><text:s/></text:span><text:span text:style-name="T9_15">sposobów</text:span><text:span text:style-name="T9_16">,<text:s/></text:span><text:span text:style-name="T9_17">jednak</text:span><text:span text:style-name="T9_18"><text:s/></text:span><text:span text:style-name="T9_19">na</text:span><text:span text:style-name="T9_20"><text:s/></text:span><text:span text:style-name="T9_21">początek</text:span><text:span text:style-name="T9_22"><text:s/></text:span><text:span text:style-name="T9_23">trzeba</text:span><text:span text:style-name="T9_24"><text:s/></text:span><text:span text:style-name="T9_25">dokonać</text:span><text:span text:style-name="T9_26"><text:s/></text:span><text:span text:style-name="T9_27">jednego</text:span><text:span text:style-name="T9_28"><text:s/></text:span><text:span text:style-name="T9_29">wyboru</text:span><text:span text:style-name="T9_30"><text:s/>–<text:s/></text:span><text:span text:style-name="T9_31">czy</text:span><text:span text:style-name="T9_32"><text:s/></text:span><text:span text:style-name="T9_33">w</text:span><text:span text:style-name="T9_34"><text:s/></text:span><text:span text:style-name="T9_35">opowiadaniu</text:span><text:span text:style-name="T9_36"><text:s/></text:span><text:span text:style-name="T9_37">mają</text:span><text:span text:style-name="T9_38"><text:s/></text:span><text:span text:style-name="T9_39">pojawić</text:span><text:span text:style-name="T9_40"><text:s/></text:span><text:span text:style-name="T9_41">się</text:span><text:span text:style-name="T9_42"><text:s/></text:span><text:span text:style-name="T9_43">ludzie</text:span><text:span text:style-name="T9_44">,<text:s/></text:span><text:span text:style-name="T9_45">czy</text:span><text:span text:style-name="T9_46"><text:s/></text:span><text:span text:style-name="T9_47">nie</text:span><text:span text:style-name="T9_48">?<text:s/></text:span><text:span text:style-name="T9_49">Czy</text:span><text:span text:style-name="T9_50"><text:s/></text:span><text:span text:style-name="T9_51">wpisujemy</text:span><text:span text:style-name="T9_52"><text:s/></text:span><text:span text:style-name="T9_53">kucyki</text:span><text:span text:style-name="T9_54"><text:s/></text:span><text:span text:style-name="T9_55">w</text:span><text:span text:style-name="T9_56"><text:s/></text:span><text:span text:style-name="T9_57">naszą</text:span><text:span text:style-name="T9_58"><text:s/></text:span><text:span text:style-name="T9_59">historię</text:span><text:span text:style-name="T9_60">,<text:s/></text:span><text:span text:style-name="T9_61">czy</text:span><text:span text:style-name="T9_62"><text:s/></text:span><text:span text:style-name="T9_63">tworzymy</text:span><text:span text:style-name="T9_64"><text:s/></text:span><text:span text:style-name="T9_65">coś</text:span><text:span text:style-name="T9_66"><text:s/>„</text:span><text:span text:style-name="T9_67">na</text:span><text:span text:style-name="T9_68"><text:s/></text:span><text:span text:style-name="T9_69">podstawie</text:span><text:span text:style-name="T9_70">”,<text:s/></text:span><text:span text:style-name="T9_71">ale</text:span><text:span text:style-name="T9_72"><text:s/></text:span><text:span text:style-name="T9_73">dziejącego</text:span><text:span text:style-name="T9_74"><text:s/></text:span><text:span text:style-name="T9_75">się</text:span><text:span text:style-name="T9_76"><text:s/></text:span><text:span text:style-name="T9_77">wyłącznie</text:span><text:span text:style-name="T9_78"><text:s/></text:span><text:span text:style-name="T9_79">w</text:span><text:span text:style-name="T9_80"><text:s/></text:span><text:span text:style-name="T9_81">Equestrii</text:span><text:span text:style-name="T9_82">,<text:s/></text:span><text:span text:style-name="T9_83">bez</text:span><text:span text:style-name="T9_84"><text:s/></text:span><text:span text:style-name="T9_85">udziału</text:span><text:span text:style-name="T9_86"><text:s/></text:span><text:span text:style-name="T9_87">czynnika</text:span><text:span text:style-name="T9_88"><text:s/></text:span><text:span text:style-name="T9_89">ludzkiego</text:span><text:span text:style-name="T9_90">?<text:s/></text:span><text:span text:style-name="T9_91">Oba</text:span><text:span text:style-name="T9_92"><text:s/></text:span><text:span text:style-name="T9_93">podejścia</text:span><text:span text:style-name="T9_94"><text:s/></text:span><text:span text:style-name="T9_95">mają</text:span><text:span text:style-name="T9_96"><text:s/></text:span><text:span text:style-name="T9_97">swoje</text:span><text:span text:style-name="T9_98"><text:s/></text:span><text:span text:style-name="T9_99">plusy</text:span><text:span text:style-name="T9_100"><text:s/></text:span><text:span text:style-name="T9_101">i</text:span><text:span text:style-name="T9_102"><text:s/></text:span><text:span text:style-name="T9_103">minusy</text:span><text:span text:style-name="T9_104"><text:s/></text:span><text:span text:style-name="T9_105">i</text:span><text:span text:style-name="T9_106"><text:s/></text:span><text:span text:style-name="T9_107">dają</text:span><text:span text:style-name="T9_108"><text:s/></text:span><text:span text:style-name="T9_109">legion</text:span><text:span text:style-name="T9_110"><text:s/></text:span><text:span text:style-name="T9_111">możliwości</text:span><text:span text:style-name="T9_112">.<text:s/></text:span><text:span text:style-name="T9_113">Autor</text:span><text:span text:style-name="T9_114"><text:s/>„</text:span><text:span text:style-name="T9_115">A</text:span><text:span text:style-name="T9_116"><text:s/></text:span><text:span text:style-name="T9_117">Great</text:span><text:span text:style-name="T9_118"><text:s/></text:span><text:span text:style-name="T9_119">Endeavor</text:span><text:span text:style-name="T9_120">”<text:s/></text:span><text:span text:style-name="T9_121">zdecydował</text:span><text:span text:style-name="T9_122"><text:s/></text:span><text:span text:style-name="T9_123">się</text:span><text:span text:style-name="T9_124"><text:s/></text:span><text:span text:style-name="T9_125">na</text:span><text:span text:style-name="T9_126"><text:s/></text:span><text:span text:style-name="T9_127">pierwszą</text:span><text:span text:style-name="T9_128"><text:s/></text:span><text:span text:style-name="T9_129">opcję</text:span><text:span text:style-name="T9_130">,<text:s/></text:span><text:span text:style-name="T9_131">czyli</text:span><text:span text:style-name="T9_132"><text:s/></text:span><text:span text:style-name="T9_133">wrzucenie</text:span><text:span text:style-name="T9_134"><text:s/></text:span><text:span text:style-name="T9_135">kucyków</text:span><text:span text:style-name="T9_136"><text:s/></text:span><text:span text:style-name="T9_137">w</text:span><text:span text:style-name="T9_138"><text:s/></text:span><text:span text:style-name="T9_139">zawirowania</text:span><text:span text:style-name="T9_140"><text:s/></text:span><text:span text:style-name="T9_141">naszej</text:span><text:span text:style-name="T9_142"><text:s/></text:span><text:span text:style-name="T9_143">niechlubnej</text:span><text:span text:style-name="T9_144"><text:s/></text:span><text:span text:style-name="T9_145">przeszłości</text:span><text:span text:style-name="T9_146">.<text:s/></text:span><text:span text:style-name="T9_147">Przyznaję</text:span><text:span text:style-name="T9_148">,<text:s/></text:span><text:span text:style-name="T9_149">iż</text:span><text:span text:style-name="T9_150"><text:s/></text:span><text:span text:style-name="T9_151">widząc</text:span><text:span text:style-name="T9_152"><text:s/></text:span><text:span text:style-name="T9_153">tagi</text:span><text:span text:style-name="T9_154">,<text:s/></text:span><text:span text:style-name="T9_155">podchodziłem</text:span><text:span text:style-name="T9_156"><text:s/></text:span><text:span text:style-name="T9_157">do</text:span><text:span text:style-name="T9_158"><text:s/></text:span><text:span text:style-name="T9_159">tekstu</text:span><text:span text:style-name="T9_160"><text:s/></text:span><text:span text:style-name="T9_161">mocno</text:span><text:span text:style-name="T9_162"><text:s/></text:span><text:span text:style-name="T9_163">sceptycznie</text:span><text:span text:style-name="T9_164">,<text:s/></text:span><text:span text:style-name="T9_165">obawiając</text:span><text:span text:style-name="T9_166"><text:s/></text:span><text:span text:style-name="T9_167">się</text:span><text:span text:style-name="T9_168"><text:s/></text:span><text:span text:style-name="T9_169">najgorszego</text:span><text:span text:style-name="T9_170">.<text:s/></text:span><text:span text:style-name="T9_171">Na</text:span><text:span text:style-name="T9_172"><text:s/></text:span><text:span text:style-name="T9_173">całe</text:span><text:span text:style-name="T9_174"><text:s/></text:span><text:span text:style-name="T9_175">szczęście</text:span><text:span text:style-name="T9_176"><text:s/></text:span><text:span text:style-name="T9_177">rzeczone</text:span><text:span text:style-name="T9_178"><text:s/></text:span><text:span text:style-name="T9_179">obawy</text:span><text:span text:style-name="T9_180"><text:s/></text:span><text:span text:style-name="T9_181">okazały</text:span><text:span text:style-name="T9_182"><text:s/></text:span><text:span text:style-name="T9_183">się</text:span><text:span text:style-name="T9_184"><text:s/></text:span><text:span text:style-name="T9_185">być</text:span><text:span text:style-name="T9_186"><text:s/></text:span><text:span text:style-name="T9_187">zupełnie</text:span><text:span text:style-name="T9_188"><text:s/></text:span><text:span text:style-name="T9_189">i</text:span><text:span text:style-name="T9_190"><text:s/></text:span><text:span text:style-name="T9_191">całkowicie</text:span><text:span text:style-name="T9_192"><text:s/></text:span><text:span text:style-name="T9_193">nieuzasadnione</text:span><text:span text:style-name="T9_194">.</text:span></text:p>
      <text:p text:style-name="P10"/>
      <text:p text:style-name="P11"><text:span text:style-name="T11_1">Rune</text:span><text:span text:style-name="T11_2"><text:s/></text:span><text:span text:style-name="T11_3">Soldier</text:span><text:span text:style-name="T11_4"><text:s/></text:span><text:span text:style-name="T11_5">Dan</text:span><text:span text:style-name="T11_6"><text:s/></text:span><text:span text:style-name="T11_7">podszedł</text:span><text:span text:style-name="T11_8"><text:s/></text:span><text:span text:style-name="T11_9">do</text:span><text:span text:style-name="T11_10"><text:s/></text:span><text:span text:style-name="T11_11">tematu</text:span><text:span text:style-name="T11_12"><text:s/></text:span><text:span text:style-name="T11_13">świeżo</text:span><text:span text:style-name="T11_14"><text:s/></text:span><text:span text:style-name="T11_15">i</text:span><text:span text:style-name="T11_16"><text:s/></text:span><text:span text:style-name="T11_17">z</text:span><text:span text:style-name="T11_18"><text:s/></text:span><text:span text:style-name="T11_19">pomysłem</text:span><text:span text:style-name="T11_20">.<text:s/></text:span><text:span text:style-name="T11_21">Nie</text:span><text:span text:style-name="T11_22"><text:s/></text:span><text:span text:style-name="T11_23">bawił</text:span><text:span text:style-name="T11_24"><text:s/></text:span><text:span text:style-name="T11_25">się</text:span><text:span text:style-name="T11_26"><text:s/></text:span><text:span text:style-name="T11_27">w</text:span><text:span text:style-name="T11_28"><text:s/></text:span><text:span text:style-name="T11_29">wyjaśnienia</text:span><text:span text:style-name="T11_30">,<text:s/></text:span><text:span text:style-name="T11_31">skąd</text:span><text:span text:style-name="T11_32"><text:s/></text:span><text:span text:style-name="T11_33">Equestria</text:span><text:span text:style-name="T11_34"><text:s/></text:span><text:span text:style-name="T11_35">wzięła</text:span><text:span text:style-name="T11_36"><text:s/></text:span><text:span text:style-name="T11_37">się</text:span><text:span text:style-name="T11_38"><text:s/></text:span><text:span text:style-name="T11_39">na</text:span><text:span text:style-name="T11_40"><text:s/></text:span><text:span text:style-name="T11_41">naszej</text:span><text:span text:style-name="T11_42"><text:s/></text:span><text:span text:style-name="T11_43">Ziemi</text:span><text:span text:style-name="T11_44"><text:s/>–<text:s/></text:span><text:span text:style-name="T11_45">po</text:span><text:span text:style-name="T11_46"><text:s/></text:span><text:span text:style-name="T11_47">prostu</text:span><text:span text:style-name="T11_48"><text:s/></text:span><text:span text:style-name="T11_49">jest</text:span><text:span text:style-name="T11_50"><text:s/></text:span><text:span text:style-name="T11_51">to</text:span><text:span text:style-name="T11_52"><text:s/></text:span><text:span text:style-name="T11_53">fakt</text:span><text:span text:style-name="T11_54">.<text:s/></text:span><text:span text:style-name="T11_55">Na</text:span><text:span text:style-name="T11_56"><text:s/></text:span><text:span text:style-name="T11_57">Atlantyku</text:span><text:span text:style-name="T11_58"><text:s/></text:span><text:span text:style-name="T11_59">znajduje</text:span><text:span text:style-name="T11_60"><text:s/></text:span><text:span text:style-name="T11_61">się</text:span><text:span text:style-name="T11_62"><text:s/></text:span><text:span text:style-name="T11_63">kraj</text:span><text:span text:style-name="T11_64"><text:s/></text:span><text:span text:style-name="T11_65">kucyków</text:span><text:span text:style-name="T11_66">,<text:s/></text:span><text:span text:style-name="T11_67">mający</text:span><text:span text:style-name="T11_68"><text:s/></text:span><text:span text:style-name="T11_69">pewne</text:span><text:span text:style-name="T11_70"><text:s/></text:span><text:span text:style-name="T11_71">tendencje</text:span><text:span text:style-name="T11_72"><text:s/></text:span><text:span text:style-name="T11_73">do</text:span><text:span text:style-name="T11_74"><text:s/></text:span><text:span text:style-name="T11_75">izolacjonizmu</text:span><text:span text:style-name="T11_76"><text:s/>–<text:s/></text:span><text:span text:style-name="T11_77">Celestia</text:span><text:span text:style-name="T11_78"><text:s/></text:span><text:span text:style-name="T11_79">z</text:span><text:span text:style-name="T11_80"><text:s/></text:span><text:span text:style-name="T11_81">zasady</text:span><text:span text:style-name="T11_82"><text:s/></text:span><text:span text:style-name="T11_83">nie</text:span><text:span text:style-name="T11_84"><text:s/></text:span><text:span text:style-name="T11_85">miesza</text:span><text:span text:style-name="T11_86"><text:s/></text:span><text:span text:style-name="T11_87">się</text:span><text:span text:style-name="T11_88"><text:s/></text:span><text:span text:style-name="T11_89">w</text:span><text:span text:style-name="T11_90"><text:s/></text:span><text:span text:style-name="T11_91">sprawy</text:span><text:span text:style-name="T11_92"><text:s/></text:span><text:span text:style-name="T11_93">ludzkiego</text:span><text:span text:style-name="T11_94"><text:s/></text:span><text:span text:style-name="T11_95">świata</text:span><text:span text:style-name="T11_96">,<text:s/></text:span><text:span text:style-name="T11_97">chociaż</text:span><text:span text:style-name="T11_98"><text:s/></text:span><text:span text:style-name="T11_99">pewne</text:span><text:span text:style-name="T11_100"><text:s/></text:span><text:span text:style-name="T11_101">kontakty</text:span><text:span text:style-name="T11_102"><text:s/></text:span><text:span text:style-name="T11_103">są</text:span><text:span text:style-name="T11_104"><text:s/></text:span><text:span text:style-name="T11_105">utrzymywane</text:span><text:span text:style-name="T11_106"><text:s/></text:span><text:span text:style-name="T11_107">i</text:span><text:span text:style-name="T11_108"><text:s/></text:span><text:span text:style-name="T11_109">część</text:span><text:span text:style-name="T11_110"><text:s/></text:span><text:span text:style-name="T11_111">jej</text:span><text:span text:style-name="T11_112"><text:s/></text:span><text:span text:style-name="T11_113">poddanych</text:span><text:span text:style-name="T11_114"><text:s/></text:span><text:span text:style-name="T11_115">mieszka</text:span><text:span text:style-name="T11_116"><text:s/></text:span><text:span text:style-name="T11_117">w</text:span><text:span text:style-name="T11_118"><text:s/></text:span><text:span text:style-name="T11_119">państwach</text:span><text:span text:style-name="T11_120"><text:s/></text:span><text:span text:style-name="T11_121">ludzi</text:span><text:span text:style-name="T11_122">.<text:s/></text:span><text:span text:style-name="T11_123">Historia</text:span><text:span text:style-name="T11_124"><text:s/></text:span><text:span text:style-name="T11_125">w</text:span><text:span text:style-name="T11_126"><text:s/></text:span><text:span text:style-name="T11_127">fanfiku</text:span><text:span text:style-name="T11_128"><text:s/></text:span><text:span text:style-name="T11_129">zaczyna</text:span><text:span text:style-name="T11_130"><text:s/></text:span><text:span text:style-name="T11_131">się</text:span><text:span text:style-name="T11_132"><text:s/></text:span><text:span text:style-name="T11_133">w</text:span><text:span text:style-name="T11_134">…<text:s/></text:span><text:span text:style-name="T11_135">Polsce</text:span><text:span text:style-name="T11_136">.<text:s/></text:span><text:span text:style-name="T11_137">Miłe</text:span><text:span text:style-name="T11_138"><text:s/></text:span><text:span text:style-name="T11_139">zaskoczenie</text:span><text:span text:style-name="T11_140">,<text:s/></text:span><text:span text:style-name="T11_141">prawda</text:span><text:span text:style-name="T11_142">?<text:s/></text:span><text:span text:style-name="T11_143">Zachowując</text:span><text:span text:style-name="T11_144"><text:s/></text:span><text:span text:style-name="T11_145">cały</text:span><text:span text:style-name="T11_146"><text:s/></text:span><text:span text:style-name="T11_147">szacunek</text:span><text:span text:style-name="T11_148"><text:s/></text:span><text:span text:style-name="T11_149">dla</text:span><text:span text:style-name="T11_150"><text:s/></text:span><text:span text:style-name="T11_151">zachodnich</text:span><text:span text:style-name="T11_152"><text:s/></text:span><text:span text:style-name="T11_153">autorów</text:span><text:span text:style-name="T11_154">,<text:s/></text:span><text:span text:style-name="T11_155">wielu</text:span><text:span text:style-name="T11_156"><text:s/></text:span><text:span text:style-name="T11_157">z</text:span><text:span text:style-name="T11_158"><text:s/></text:span><text:span text:style-name="T11_159">nich</text:span><text:span text:style-name="T11_160"><text:s/></text:span><text:span text:style-name="T11_161">ma</text:span><text:span text:style-name="T11_162"><text:s/></text:span><text:span text:style-name="T11_163">tendencję</text:span><text:span text:style-name="T11_164"><text:s/></text:span><text:span text:style-name="T11_165">do</text:span><text:span text:style-name="T11_166"><text:s/></text:span><text:span text:style-name="T11_167">marginalizowania</text:span><text:span text:style-name="T11_168"><text:s/></text:span><text:span text:style-name="T11_169">lub</text:span><text:span text:style-name="T11_170"><text:s/></text:span><text:span text:style-name="T11_171">niemal</text:span><text:span text:style-name="T11_172"><text:s/></text:span><text:span text:style-name="T11_173">całkowitego</text:span><text:span text:style-name="T11_174"><text:s/></text:span><text:span text:style-name="T11_175">pomijania</text:span><text:span text:style-name="T11_176"><text:s/></text:span><text:span text:style-name="T11_177">roli</text:span><text:span text:style-name="T11_178"><text:s/></text:span><text:span text:style-name="T11_179">naszego</text:span><text:span text:style-name="T11_180"><text:s/></text:span><text:span text:style-name="T11_181">kraju</text:span><text:span text:style-name="T11_182"><text:s/></text:span><text:span text:style-name="T11_183">w</text:span><text:span text:style-name="T11_184"><text:s/></text:span><text:span text:style-name="T11_185">Drugiej</text:span><text:span text:style-name="T11_186"><text:s/></text:span><text:span text:style-name="T11_187">Wojnie</text:span><text:span text:style-name="T11_188"><text:s/></text:span><text:span text:style-name="T11_189">Światowej</text:span><text:span text:style-name="T11_190">.<text:s/></text:span><text:span text:style-name="T11_191">Na</text:span><text:span text:style-name="T11_192"><text:s/></text:span><text:span text:style-name="T11_193">całe</text:span><text:span text:style-name="T11_194"><text:s/></text:span><text:span text:style-name="T11_195">szczęście</text:span><text:span text:style-name="T11_196"><text:s/></text:span><text:span text:style-name="T11_197">tu</text:span><text:span text:style-name="T11_198"><text:s/></text:span><text:span text:style-name="T11_199">jest</text:span><text:span text:style-name="T11_200"><text:s/></text:span><text:span text:style-name="T11_201">niemal</text:span><text:span text:style-name="T11_202"><text:s/></text:span><text:span text:style-name="T11_203">całkowicie</text:span><text:span text:style-name="T11_204"><text:s/></text:span><text:span text:style-name="T11_205">odwrotnie</text:span><text:span text:style-name="T11_206"><text:s/>–<text:s/></text:span><text:span text:style-name="T11_207">autor</text:span><text:span text:style-name="T11_208"><text:s/></text:span><text:span text:style-name="T11_209">podkreśla</text:span><text:span text:style-name="T11_210"><text:s/></text:span><text:span text:style-name="T11_211">udział</text:span><text:span text:style-name="T11_212"><text:s/></text:span><text:span text:style-name="T11_213">naszych</text:span><text:span text:style-name="T11_214"><text:s/></text:span><text:span text:style-name="T11_215">wojsk</text:span><text:span text:style-name="T11_216">,<text:s/></text:span><text:span text:style-name="T11_217">jednocześnie</text:span><text:span text:style-name="T11_218"><text:s/></text:span><text:span text:style-name="T11_219">nie</text:span><text:span text:style-name="T11_220"><text:s/></text:span><text:span text:style-name="T11_221">pozostając</text:span><text:span text:style-name="T11_222"><text:s/></text:span><text:span text:style-name="T11_223">ślepy</text:span><text:span text:style-name="T11_224"><text:s/></text:span><text:span text:style-name="T11_225">na</text:span><text:span text:style-name="T11_226"><text:s/></text:span><text:span text:style-name="T11_227">wszelkie</text:span><text:span text:style-name="T11_228"><text:s/></text:span><text:span text:style-name="T11_229">wady</text:span><text:span text:style-name="T11_230">.<text:s/></text:span><text:span text:style-name="T11_231">Można</text:span><text:span text:style-name="T11_232"><text:s/></text:span><text:span text:style-name="T11_233">wręcz</text:span><text:span text:style-name="T11_234"><text:s/></text:span><text:span text:style-name="T11_235">stwierdzić</text:span><text:span text:style-name="T11_236">,<text:s/></text:span><text:span text:style-name="T11_237">iż</text:span><text:span text:style-name="T11_238"><text:s/></text:span><text:span text:style-name="T11_239">udało</text:span><text:span text:style-name="T11_240"><text:s/></text:span><text:span text:style-name="T11_241">mu</text:span><text:span text:style-name="T11_242"><text:s/></text:span><text:span text:style-name="T11_243">się</text:span><text:span text:style-name="T11_244"><text:s/></text:span><text:span text:style-name="T11_245">to</text:span><text:span text:style-name="T11_246"><text:s/></text:span><text:span text:style-name="T11_247">ładnie</text:span><text:span text:style-name="T11_248"><text:s/></text:span><text:span text:style-name="T11_249">wyśrodkować</text:span><text:span text:style-name="T11_250">.<text:s/></text:span><text:span text:style-name="T11_251">Co</text:span><text:span text:style-name="T11_252"><text:s/></text:span><text:span text:style-name="T11_253">bardzo</text:span><text:span text:style-name="T11_254"><text:s/></text:span><text:span text:style-name="T11_255">mi</text:span><text:span text:style-name="T11_256"><text:s/></text:span><text:span text:style-name="T11_257">się</text:span><text:span text:style-name="T11_258"><text:s/></text:span><text:span text:style-name="T11_259">podobało</text:span><text:span text:style-name="T11_260">,<text:s/></text:span><text:span text:style-name="T11_261">już</text:span><text:span text:style-name="T11_262"><text:s/></text:span><text:span text:style-name="T11_263">w</text:span><text:span text:style-name="T11_264"><text:s/></text:span><text:span text:style-name="T11_265">prologu</text:span><text:span text:style-name="T11_266"><text:s/></text:span><text:span text:style-name="T11_267">spotykamy</text:span><text:span text:style-name="T11_268"><text:s/></text:span><text:span text:style-name="T11_269">pewnego</text:span><text:span text:style-name="T11_270"><text:s/></text:span><text:span text:style-name="T11_271">polskiego</text:span><text:span text:style-name="T11_272"><text:s/></text:span><text:span text:style-name="T11_273">generała</text:span><text:span text:style-name="T11_274">,<text:s/></text:span><text:span text:style-name="T11_275">który</text:span><text:span text:style-name="T11_276"><text:s/></text:span><text:span text:style-name="T11_277">mimo</text:span><text:span text:style-name="T11_278"><text:s/></text:span><text:span text:style-name="T11_279">swoich</text:span><text:span text:style-name="T11_280"><text:s/></text:span><text:span text:style-name="T11_281">niewątpliwych</text:span><text:span text:style-name="T11_282"><text:s/></text:span><text:span text:style-name="T11_283">talentów</text:span><text:span text:style-name="T11_284"><text:s/></text:span><text:span text:style-name="T11_285">i</text:span><text:span text:style-name="T11_286"><text:s/></text:span><text:span text:style-name="T11_287">osiągnięć</text:span><text:span text:style-name="T11_288"><text:s/></text:span><text:span text:style-name="T11_289">nie</text:span><text:span text:style-name="T11_290"><text:s/></text:span><text:span text:style-name="T11_291">jest</text:span><text:span text:style-name="T11_292"><text:s/></text:span><text:span text:style-name="T11_293">tak</text:span><text:span text:style-name="T11_294"><text:s/></text:span><text:span text:style-name="T11_295">znany</text:span><text:span text:style-name="T11_296">,<text:s/></text:span><text:span text:style-name="T11_297">jak</text:span><text:span text:style-name="T11_298"><text:s/></text:span><text:span text:style-name="T11_299">powinien</text:span><text:span text:style-name="T11_300"><text:s/></text:span><text:span text:style-name="T11_301">być</text:span><text:span text:style-name="T11_302"><text:s/>–<text:s/></text:span><text:span text:style-name="T11_303">mowa</text:span><text:span text:style-name="T11_304"><text:s/></text:span><text:span text:style-name="T11_305">oczywiście</text:span><text:span text:style-name="T11_306"><text:s/></text:span><text:span text:style-name="T11_307">o</text:span><text:span text:style-name="T11_308"><text:s/></text:span><text:span text:style-name="T11_309">Stanisławie</text:span><text:span text:style-name="T11_310"><text:s/></text:span><text:span text:style-name="T11_311">Sosabowskim</text:span><text:span text:style-name="T11_312">.<text:s/></text:span><text:span text:style-name="T11_313">Co</text:span><text:span text:style-name="T11_314"><text:s/></text:span><text:span text:style-name="T11_315">spodobało</text:span><text:span text:style-name="T11_316"><text:s/></text:span><text:span text:style-name="T11_317">mi</text:span><text:span text:style-name="T11_318"><text:s/></text:span><text:span text:style-name="T11_319">się</text:span><text:span text:style-name="T11_320"><text:s/></text:span><text:span text:style-name="T11_321">nawet</text:span><text:span text:style-name="T11_322"><text:s/></text:span><text:span text:style-name="T11_323">bardziej</text:span><text:span text:style-name="T11_324">,<text:s/></text:span><text:span text:style-name="T11_325">jego</text:span><text:span text:style-name="T11_326"><text:s/></text:span><text:span text:style-name="T11_327">rola</text:span><text:span text:style-name="T11_328"><text:s/></text:span><text:span text:style-name="T11_329">w</text:span><text:span text:style-name="T11_330"><text:s/></text:span><text:span text:style-name="T11_331">opowiadaniu</text:span><text:span text:style-name="T11_332"><text:s/></text:span><text:span text:style-name="T11_333">to</text:span><text:span text:style-name="T11_334"><text:s/></text:span><text:span text:style-name="T11_335">nie</text:span><text:span text:style-name="T11_336"><text:s/></text:span><text:span text:style-name="T11_337">zwyczajna</text:span><text:span text:style-name="T11_338"><text:s/></text:span><text:span text:style-name="T11_339">wzmianka</text:span><text:span text:style-name="T11_340"><text:s/>–<text:s/></text:span><text:span text:style-name="T11_341">pojawia</text:span><text:span text:style-name="T11_342"><text:s/></text:span><text:span text:style-name="T11_343">się</text:span><text:span text:style-name="T11_344"><text:s/></text:span><text:span text:style-name="T11_345">co</text:span><text:span text:style-name="T11_346"><text:s/></text:span><text:span text:style-name="T11_347">jakiś</text:span><text:span text:style-name="T11_348"><text:s/></text:span><text:span text:style-name="T11_349">czas</text:span><text:span text:style-name="T11_350">,<text:s/></text:span><text:span text:style-name="T11_351">by</text:span><text:span text:style-name="T11_352"><text:s/></text:span><text:span text:style-name="T11_353">odgrywać</text:span><text:span text:style-name="T11_354"><text:s/></text:span><text:span text:style-name="T11_355">ważną</text:span><text:span text:style-name="T11_356">,<text:s/></text:span><text:span text:style-name="T11_357">choć</text:span><text:span text:style-name="T11_358"><text:s/></text:span><text:span text:style-name="T11_359">zasadniczo</text:span><text:span text:style-name="T11_360"><text:s/></text:span><text:span text:style-name="T11_361">drugoplanową</text:span><text:span text:style-name="T11_362"><text:s/></text:span><text:span text:style-name="T11_363">rolę</text:span><text:span text:style-name="T11_364">.</text:span></text:p>
      <text:p text:style-name="P12"/>
      <text:p text:style-name="P13"><text:span text:style-name="T13_1">Pomimo</text:span><text:span text:style-name="T13_2"><text:s/></text:span><text:span text:style-name="T13_3">dużej</text:span><text:span text:style-name="T13_4"><text:s/></text:span><text:span text:style-name="T13_5">zawartości</text:span><text:span text:style-name="T13_6"><text:s/></text:span><text:span text:style-name="T13_7">ludzi</text:span><text:span text:style-name="T13_8">,<text:s/></text:span><text:span text:style-name="T13_9">właściwa</text:span><text:span text:style-name="T13_10"><text:s/></text:span><text:span text:style-name="T13_11">akcja</text:span><text:span text:style-name="T13_12"><text:s/></text:span><text:span text:style-name="T13_13">skupia</text:span><text:span text:style-name="T13_14"><text:s/></text:span><text:span text:style-name="T13_15">się</text:span><text:span text:style-name="T13_16"><text:s/>(</text:span><text:span text:style-name="T13_17">tak</text:span><text:span text:style-name="T13_18"><text:s/></text:span><text:span text:style-name="T13_19">jak</text:span><text:span text:style-name="T13_20"><text:s/></text:span><text:span text:style-name="T13_21">być</text:span><text:span text:style-name="T13_22"><text:s/></text:span><text:span text:style-name="T13_23">powinno</text:span><text:span text:style-name="T13_24">!)<text:s/></text:span><text:span text:style-name="T13_25">na</text:span><text:span text:style-name="T13_26"><text:s/></text:span><text:span text:style-name="T13_27">mieszkańcach</text:span><text:span text:style-name="T13_28"><text:s/></text:span><text:span text:style-name="T13_29">Equestrii</text:span><text:span text:style-name="T13_30">,<text:s/></text:span><text:span text:style-name="T13_31">którzy</text:span><text:span text:style-name="T13_32"><text:s/></text:span><text:span text:style-name="T13_33">wstrząśnięci</text:span><text:span text:style-name="T13_34"><text:s/></text:span><text:span text:style-name="T13_35">wiedzą</text:span><text:span text:style-name="T13_36"><text:s/></text:span><text:span text:style-name="T13_37">o</text:span><text:span text:style-name="T13_38"><text:s/></text:span><text:span text:style-name="T13_39">tym</text:span><text:span text:style-name="T13_40">,<text:s/></text:span><text:span text:style-name="T13_41">co</text:span><text:span text:style-name="T13_42"><text:s/></text:span><text:span text:style-name="T13_43">się</text:span><text:span text:style-name="T13_44"><text:s/></text:span><text:span text:style-name="T13_45">wyprawia</text:span><text:span text:style-name="T13_46"><text:s/></text:span><text:span text:style-name="T13_47">w</text:span><text:span text:style-name="T13_48"><text:s/></text:span><text:span text:style-name="T13_49">ogarniętej</text:span><text:span text:style-name="T13_50"><text:s/></text:span><text:span text:style-name="T13_51">konfliktem</text:span><text:span text:style-name="T13_52"><text:s/></text:span><text:span text:style-name="T13_53">Europie</text:span><text:span text:style-name="T13_54">,<text:s/></text:span><text:span text:style-name="T13_55">bezzwłocznie</text:span><text:span text:style-name="T13_56"><text:s/></text:span><text:span text:style-name="T13_57">przystępują</text:span><text:span text:style-name="T13_58"><text:s/></text:span><text:span text:style-name="T13_59">do</text:span><text:span text:style-name="T13_60"><text:s/></text:span><text:span text:style-name="T13_61">wojny</text:span><text:span text:style-name="T13_62"><text:s/></text:span><text:span text:style-name="T13_63">po</text:span><text:span text:style-name="T13_64"><text:s/></text:span><text:span text:style-name="T13_65">stronie</text:span><text:span text:style-name="T13_66"><text:s/></text:span><text:span text:style-name="T13_67">Aliantów</text:span><text:span text:style-name="T13_68">.<text:s/></text:span><text:span text:style-name="T13_69">I</text:span><text:span text:style-name="T13_70"><text:s/></text:span><text:span text:style-name="T13_71">tu</text:span><text:span text:style-name="T13_72"><text:s/></text:span><text:span text:style-name="T13_73">nastąpi</text:span><text:span text:style-name="T13_74"><text:s/></text:span><text:span text:style-name="T13_75">z</text:span><text:span text:style-name="T13_76"><text:s/></text:span><text:span text:style-name="T13_77">mojej</text:span><text:span text:style-name="T13_78"><text:s/></text:span><text:span text:style-name="T13_79">strony</text:span><text:span text:style-name="T13_80"><text:s/></text:span><text:span text:style-name="T13_81">kolejna</text:span><text:span text:style-name="T13_82"><text:s/></text:span><text:span text:style-name="T13_83">porcja</text:span><text:span text:style-name="T13_84"><text:s/></text:span><text:span text:style-name="T13_85">pochwał</text:span><text:span text:style-name="T13_86"><text:s/></text:span><text:span text:style-name="T13_87">i</text:span><text:span text:style-name="T13_88"><text:s/></text:span><text:span text:style-name="T13_89">zachwytów</text:span><text:span text:style-name="T13_90"><text:s/></text:span><text:span text:style-name="T13_91">nad</text:span><text:span text:style-name="T13_92"><text:s/></text:span><text:span text:style-name="T13_93">pomysłem</text:span><text:span text:style-name="T13_94"><text:s/></text:span><text:span text:style-name="T13_95">autora</text:span><text:span text:style-name="T13_96">.<text:s/></text:span><text:span text:style-name="T13_97">Otóż</text:span><text:span text:style-name="T13_98"><text:s/></text:span><text:span text:style-name="T13_99">w</text:span><text:span text:style-name="T13_100"><text:s/></text:span><text:span text:style-name="T13_101">tym</text:span><text:span text:style-name="T13_102"><text:s/></text:span><text:span text:style-name="T13_103">opowiadaniu</text:span><text:span text:style-name="T13_104"><text:s/></text:span><text:span text:style-name="T13_105">kucyki</text:span><text:span text:style-name="T13_106"><text:s/></text:span><text:span text:style-name="T13_107">nie</text:span><text:span text:style-name="T13_108"><text:s/></text:span><text:span text:style-name="T13_109">łapią</text:span><text:span text:style-name="T13_110"><text:s/></text:span><text:span text:style-name="T13_111">za</text:span><text:span text:style-name="T13_112"><text:s/></text:span><text:span text:style-name="T13_113">karabiny</text:span><text:span text:style-name="T13_114">,<text:s/></text:span><text:span text:style-name="T13_115">nie</text:span><text:span text:style-name="T13_116"><text:s/></text:span><text:span text:style-name="T13_117">prowadzą</text:span><text:span text:style-name="T13_118"><text:s/></text:span><text:span text:style-name="T13_119">czołgów</text:span><text:span text:style-name="T13_120"><text:s/></text:span><text:span text:style-name="T13_121">i</text:span><text:span text:style-name="T13_122"><text:s/></text:span><text:span text:style-name="T13_123">nie</text:span><text:span text:style-name="T13_124"><text:s/></text:span><text:span text:style-name="T13_125">zostają</text:span><text:span text:style-name="T13_126"><text:s/></text:span><text:span text:style-name="T13_127">asami</text:span><text:span text:style-name="T13_128"><text:s/></text:span><text:span text:style-name="T13_129">walk</text:span><text:span text:style-name="T13_130"><text:s/></text:span><text:span text:style-name="T13_131">powietrznych</text:span><text:span text:style-name="T13_132">.<text:s/></text:span><text:span text:style-name="T13_133">Po</text:span><text:span text:style-name="T13_134"><text:s/></text:span><text:span text:style-name="T13_135">prostu</text:span><text:span text:style-name="T13_136"><text:s/></text:span><text:span text:style-name="T13_137">nie</text:span><text:span text:style-name="T13_138">.<text:s/></text:span><text:span text:style-name="T13_139">Wykorzystują</text:span><text:span text:style-name="T13_140"><text:s/></text:span><text:span text:style-name="T13_141">za</text:span><text:span text:style-name="T13_142"><text:s/></text:span><text:span text:style-name="T13_143">to</text:span><text:span text:style-name="T13_144"><text:s/></text:span><text:span text:style-name="T13_145">swoje</text:span><text:span text:style-name="T13_146"><text:s/></text:span><text:span text:style-name="T13_147">znane</text:span><text:span text:style-name="T13_148"><text:s/></text:span><text:span text:style-name="T13_149">z</text:span><text:span text:style-name="T13_150"><text:s/></text:span><text:span text:style-name="T13_151">serialu</text:span><text:span text:style-name="T13_152"><text:s/></text:span><text:span text:style-name="T13_153">zdolności</text:span><text:span text:style-name="T13_154">,<text:s/></text:span><text:span text:style-name="T13_155">by</text:span><text:span text:style-name="T13_156"><text:s/></text:span><text:span text:style-name="T13_157">znacząco</text:span><text:span text:style-name="T13_158"><text:s/></text:span><text:span text:style-name="T13_159">wspomóc</text:span><text:span text:style-name="T13_160"><text:s/></text:span><text:span text:style-name="T13_161">swoich</text:span><text:span text:style-name="T13_162"><text:s/></text:span><text:span text:style-name="T13_163">sojuszników</text:span><text:span text:style-name="T13_164">.<text:s/></text:span><text:span text:style-name="T13_165">Zapytacie</text:span><text:span text:style-name="T13_166"><text:s/></text:span><text:span text:style-name="T13_167">jak</text:span><text:span text:style-name="T13_168">?<text:s/></text:span></text:p>
      <text:p text:style-name="P14"/>
      <text:p text:style-name="P15"><text:span text:style-name="T15_1">Na</text:span><text:span text:style-name="T15_2"><text:s/></text:span><text:span text:style-name="T15_3">przykład</text:span><text:span text:style-name="T15_4"><text:s/></text:span><text:span text:style-name="T15_5">pegazy</text:span><text:span text:style-name="T15_6">,<text:s/></text:span><text:span text:style-name="T15_7">mające</text:span><text:span text:style-name="T15_8"><text:s/></text:span><text:span text:style-name="T15_9">pewną</text:span><text:span text:style-name="T15_10"><text:s/></text:span><text:span text:style-name="T15_11">władzę</text:span><text:span text:style-name="T15_12"><text:s/></text:span><text:span text:style-name="T15_13">nad</text:span><text:span text:style-name="T15_14"><text:s/></text:span><text:span text:style-name="T15_15">pogodą</text:span><text:span text:style-name="T15_16">,<text:s/></text:span><text:span text:style-name="T15_17">tworzą</text:span><text:span text:style-name="T15_18"><text:s/></text:span><text:span text:style-name="T15_19">specjalną</text:span><text:span text:style-name="T15_20"><text:s/></text:span><text:span text:style-name="T15_21">jednostkę</text:span><text:span text:style-name="T15_22">,<text:s/></text:span><text:span text:style-name="T15_23">która</text:span><text:span text:style-name="T15_24"><text:s/></text:span><text:span text:style-name="T15_25">zajmuje</text:span><text:span text:style-name="T15_26"><text:s/></text:span><text:span text:style-name="T15_27">się</text:span><text:span text:style-name="T15_28"><text:s/></text:span><text:span text:style-name="T15_29">oczyszczaniem</text:span><text:span text:style-name="T15_30"><text:s/></text:span><text:span text:style-name="T15_31">nieba</text:span><text:span text:style-name="T15_32"><text:s/></text:span><text:span text:style-name="T15_33">z</text:span><text:span text:style-name="T15_34"><text:s/></text:span><text:span text:style-name="T15_35">chmur</text:span><text:span text:style-name="T15_36"><text:s/>(</text:span><text:span text:style-name="T15_37">tak</text:span><text:span text:style-name="T15_38"><text:s/></text:span><text:span text:style-name="T15_39">zwani</text:span><text:span text:style-name="T15_40"><text:s/>„</text:span><text:span text:style-name="T15_41">Cloud</text:span><text:span text:style-name="T15_42"><text:s/></text:span><text:span text:style-name="T15_43">Kickers</text:span><text:span text:style-name="T15_44">”).<text:s/></text:span><text:span text:style-name="T15_45">Niby</text:span><text:span text:style-name="T15_46"><text:s/></text:span><text:span text:style-name="T15_47">nic</text:span><text:span text:style-name="T15_48"><text:s/></text:span><text:span text:style-name="T15_49">trudnego</text:span><text:span text:style-name="T15_50">,<text:s/></text:span><text:span text:style-name="T15_51">ale</text:span><text:span text:style-name="T15_52"><text:s/></text:span><text:span text:style-name="T15_53">dzięki</text:span><text:span text:style-name="T15_54"><text:s/></text:span><text:span text:style-name="T15_55">temu</text:span><text:span text:style-name="T15_56"><text:s/></text:span><text:span text:style-name="T15_57">umożliwiają</text:span><text:span text:style-name="T15_58"><text:s/></text:span><text:span text:style-name="T15_59">o</text:span><text:span text:style-name="T15_60"><text:s/></text:span><text:span text:style-name="T15_61">wiele</text:span><text:span text:style-name="T15_62"><text:s/></text:span><text:span text:style-name="T15_63">elastyczniejsze</text:span><text:span text:style-name="T15_64"><text:s/></text:span><text:span text:style-name="T15_65">wykorzystanie</text:span><text:span text:style-name="T15_66"><text:s/></text:span><text:span text:style-name="T15_67">lotnictwa</text:span><text:span text:style-name="T15_68"><text:s/></text:span><text:span text:style-name="T15_69">przez</text:span><text:span text:style-name="T15_70"><text:s/></text:span><text:span text:style-name="T15_71">ludzi</text:span><text:span text:style-name="T15_72">,<text:s/></text:span><text:span text:style-name="T15_73">którzy</text:span><text:span text:style-name="T15_74"><text:s/></text:span><text:span text:style-name="T15_75">już</text:span><text:span text:style-name="T15_76"><text:s/></text:span><text:span text:style-name="T15_77">nie</text:span><text:span text:style-name="T15_78"><text:s/></text:span><text:span text:style-name="T15_79">muszą</text:span><text:span text:style-name="T15_80"><text:s/></text:span><text:span text:style-name="T15_81">się</text:span><text:span text:style-name="T15_82"><text:s/></text:span><text:span text:style-name="T15_83">przejmować</text:span><text:span text:style-name="T15_84"><text:s/></text:span><text:span text:style-name="T15_85">takimi</text:span><text:span text:style-name="T15_86"><text:s/></text:span><text:span text:style-name="T15_87">pierdołami</text:span><text:span text:style-name="T15_88"><text:s/></text:span><text:span text:style-name="T15_89">jak</text:span><text:span text:style-name="T15_90"><text:s/></text:span><text:span text:style-name="T15_91">zachmurzenie</text:span><text:span text:style-name="T15_92">.<text:s/></text:span><text:span text:style-name="T15_93">Naturalnie</text:span><text:span text:style-name="T15_94"><text:s/></text:span><text:span text:style-name="T15_95">ich</text:span><text:span text:style-name="T15_96"><text:s/></text:span><text:span text:style-name="T15_97">rola</text:span><text:span text:style-name="T15_98"><text:s/></text:span><text:span text:style-name="T15_99">nie</text:span><text:span text:style-name="T15_100"><text:s/></text:span><text:span text:style-name="T15_101">ogranicza</text:span><text:span text:style-name="T15_102"><text:s/></text:span><text:span text:style-name="T15_103">się</text:span><text:span text:style-name="T15_104"><text:s/></text:span><text:span text:style-name="T15_105">do</text:span><text:span text:style-name="T15_106"><text:s/></text:span><text:span text:style-name="T15_107">tego</text:span><text:span text:style-name="T15_108"><text:s/>–<text:s/></text:span><text:span text:style-name="T15_109">podczas</text:span><text:span text:style-name="T15_110"><text:s/></text:span><text:span text:style-name="T15_111">inwazji</text:span><text:span text:style-name="T15_112"><text:s/></text:span><text:span text:style-name="T15_113">na</text:span><text:span text:style-name="T15_114"><text:s/></text:span><text:span text:style-name="T15_115">kontynent</text:span><text:span text:style-name="T15_116"><text:s/></text:span><text:span text:style-name="T15_117">jesteśmy</text:span><text:span text:style-name="T15_118"><text:s/></text:span><text:span text:style-name="T15_119">świadkami</text:span><text:span text:style-name="T15_120"><text:s/></text:span><text:span text:style-name="T15_121">szarży</text:span><text:span text:style-name="T15_122"><text:s/></text:span><text:span text:style-name="T15_123">pegazów</text:span><text:span text:style-name="T15_124"><text:s/></text:span><text:span text:style-name="T15_125">na</text:span><text:span text:style-name="T15_126"><text:s/></text:span><text:span text:style-name="T15_127">niemieckie</text:span><text:span text:style-name="T15_128"><text:s/></text:span><text:span text:style-name="T15_129">umocnienia</text:span><text:span text:style-name="T15_130">.<text:s/></text:span><text:span text:style-name="T15_131">I</text:span><text:span text:style-name="T15_132"><text:s/></text:span><text:span text:style-name="T15_133">tu</text:span><text:span text:style-name="T15_134"><text:s/></text:span><text:span text:style-name="T15_135">kolejna</text:span><text:span text:style-name="T15_136"><text:s/></text:span><text:span text:style-name="T15_137">rzecz</text:span><text:span text:style-name="T15_138">,<text:s/></text:span><text:span text:style-name="T15_139">która</text:span><text:span text:style-name="T15_140"><text:s/></text:span><text:span text:style-name="T15_141">do</text:span><text:span text:style-name="T15_142"><text:s/></text:span><text:span text:style-name="T15_143">mnie</text:span><text:span text:style-name="T15_144"><text:s/></text:span><text:span text:style-name="T15_145">przemówiła</text:span><text:span text:style-name="T15_146"><text:s/>–<text:s/></text:span><text:span text:style-name="T15_147">owszem</text:span><text:span text:style-name="T15_148">,<text:s/></text:span><text:span text:style-name="T15_149">cel</text:span><text:span text:style-name="T15_150"><text:s/></text:span><text:span text:style-name="T15_151">został</text:span><text:span text:style-name="T15_152"><text:s/></text:span><text:span text:style-name="T15_153">osiągnięty</text:span><text:span text:style-name="T15_154">,<text:s/></text:span><text:span text:style-name="T15_155">jednak</text:span><text:span text:style-name="T15_156"><text:s/></text:span><text:span text:style-name="T15_157">straty</text:span><text:span text:style-name="T15_158"><text:s/></text:span><text:span text:style-name="T15_159">wśród</text:span><text:span text:style-name="T15_160"><text:s/></text:span><text:span text:style-name="T15_161">atakujących</text:span><text:span text:style-name="T15_162"><text:s/></text:span><text:span text:style-name="T15_163">były</text:span><text:span text:style-name="T15_164"><text:s/></text:span><text:span text:style-name="T15_165">realistyczne</text:span><text:span text:style-name="T15_166">.<text:s/></text:span><text:span text:style-name="T15_167">Innymi</text:span><text:span text:style-name="T15_168"><text:s/></text:span><text:span text:style-name="T15_169">słowy</text:span><text:span text:style-name="T15_170"><text:s/>–<text:s/></text:span><text:span text:style-name="T15_171">olbrzymie</text:span><text:span text:style-name="T15_172">.</text:span></text:p>
      <text:p text:style-name="P16"/>
      <text:p text:style-name="P17"><text:span text:style-name="T17_1">Kuce</text:span><text:span text:style-name="T17_2"><text:s/></text:span><text:span text:style-name="T17_3">ziemne</text:span><text:span text:style-name="T17_4"><text:s/></text:span><text:span text:style-name="T17_5">dzięki</text:span><text:span text:style-name="T17_6"><text:s/></text:span><text:span text:style-name="T17_7">swej</text:span><text:span text:style-name="T17_8"><text:s/></text:span><text:span text:style-name="T17_9">sile</text:span><text:span text:style-name="T17_10"><text:s/></text:span><text:span text:style-name="T17_11">i</text:span><text:span text:style-name="T17_12"><text:s/></text:span><text:span text:style-name="T17_13">wytrzymałości</text:span><text:span text:style-name="T17_14"><text:s/></text:span><text:span text:style-name="T17_15">służą</text:span><text:span text:style-name="T17_16"><text:s/></text:span><text:span text:style-name="T17_17">głównie</text:span><text:span text:style-name="T17_18"><text:s/></text:span><text:span text:style-name="T17_19">w</text:span><text:span text:style-name="T17_20"><text:s/></text:span><text:span text:style-name="T17_21">wojskach</text:span><text:span text:style-name="T17_22"><text:s/></text:span><text:span text:style-name="T17_23">inżynieryjnych</text:span><text:span text:style-name="T17_24"><text:s/>–<text:s/></text:span><text:span text:style-name="T17_25">świetne</text:span><text:span text:style-name="T17_26"><text:s/></text:span><text:span text:style-name="T17_27">role</text:span><text:span text:style-name="T17_28"><text:s/></text:span><text:span text:style-name="T17_29">AJ</text:span><text:span text:style-name="T17_30"><text:s/></text:span><text:span text:style-name="T17_31">i</text:span><text:span text:style-name="T17_32"><text:s/></text:span><text:span text:style-name="T17_33">Big</text:span><text:span text:style-name="T17_34"><text:s/></text:span><text:span text:style-name="T17_35">Maca</text:span><text:span text:style-name="T17_36"><text:s/>–<text:s/></text:span><text:span text:style-name="T17_37">a</text:span><text:span text:style-name="T17_38"><text:s/></text:span><text:span text:style-name="T17_39">jednorożce</text:span><text:span text:style-name="T17_40"><text:s/></text:span><text:span text:style-name="T17_41">w</text:span><text:span text:style-name="T17_42"><text:s/></text:span><text:span text:style-name="T17_43">piechocie</text:span><text:span text:style-name="T17_44">,<text:s/></text:span><text:span text:style-name="T17_45">gdzie</text:span><text:span text:style-name="T17_46"><text:s/></text:span><text:span text:style-name="T17_47">wspomagają</text:span><text:span text:style-name="T17_48"><text:s/></text:span><text:span text:style-name="T17_49">walczących</text:span><text:span text:style-name="T17_50"><text:s/></text:span><text:span text:style-name="T17_51">swoją</text:span><text:span text:style-name="T17_52"><text:s/></text:span><text:span text:style-name="T17_53">magią</text:span><text:span text:style-name="T17_54">.<text:s/></text:span><text:span text:style-name="T17_55">Oczywiście</text:span><text:span text:style-name="T17_56"><text:s/></text:span><text:span text:style-name="T17_57">w</text:span><text:span text:style-name="T17_58"><text:s/></text:span><text:span text:style-name="T17_59">miarę</text:span><text:span text:style-name="T17_60"><text:s/></text:span><text:span text:style-name="T17_61">rozwoju</text:span><text:span text:style-name="T17_62"><text:s/></text:span><text:span text:style-name="T17_63">konfliktu</text:span><text:span text:style-name="T17_64"><text:s/></text:span><text:span text:style-name="T17_65">i</text:span><text:span text:style-name="T17_66"><text:s/></text:span><text:span text:style-name="T17_67">zbierania</text:span><text:span text:style-name="T17_68"><text:s/></text:span><text:span text:style-name="T17_69">doświadczenia</text:span><text:span text:style-name="T17_70"><text:s/></text:span><text:span text:style-name="T17_71">zakres</text:span><text:span text:style-name="T17_72"><text:s/></text:span><text:span text:style-name="T17_73">ich</text:span><text:span text:style-name="T17_74"><text:s/></text:span><text:span text:style-name="T17_75">obowiązków</text:span><text:span text:style-name="T17_76"><text:s/></text:span><text:span text:style-name="T17_77">zdecydowanie</text:span><text:span text:style-name="T17_78"><text:s/></text:span><text:span text:style-name="T17_79">się</text:span><text:span text:style-name="T17_80"><text:s/></text:span><text:span text:style-name="T17_81">poszerza</text:span><text:span text:style-name="T17_82"><text:s/>–<text:s/></text:span><text:span text:style-name="T17_83">przykładem</text:span><text:span text:style-name="T17_84"><text:s/></text:span><text:span text:style-name="T17_85">może</text:span><text:span text:style-name="T17_86"><text:s/></text:span><text:span text:style-name="T17_87">być</text:span><text:span text:style-name="T17_88"><text:s/></text:span><text:span text:style-name="T17_89">tu</text:span><text:span text:style-name="T17_90"><text:s/></text:span><text:span text:style-name="T17_91">choćby</text:span><text:span text:style-name="T17_92"><text:s/></text:span><text:span text:style-name="T17_93">specyficzny</text:span><text:span text:style-name="T17_94"><text:s/></text:span><text:span text:style-name="T17_95">kucykowy</text:span><text:span text:style-name="T17_96"><text:s/>„</text:span><text:span text:style-name="T17_97">czołg</text:span><text:span text:style-name="T17_98">”,<text:s/></text:span><text:span text:style-name="T17_99">z</text:span><text:span text:style-name="T17_100"><text:s/></text:span><text:span text:style-name="T17_101">którym</text:span><text:span text:style-name="T17_102"><text:s/></text:span><text:span text:style-name="T17_103">spotykamy</text:span><text:span text:style-name="T17_104"><text:s/></text:span><text:span text:style-name="T17_105">się</text:span><text:span text:style-name="T17_106"><text:s/></text:span><text:span text:style-name="T17_107">w</text:span><text:span text:style-name="T17_108"><text:s/></text:span><text:span text:style-name="T17_109">jednym</text:span><text:span text:style-name="T17_110"><text:s/></text:span><text:span text:style-name="T17_111">z</text:span><text:span text:style-name="T17_112"><text:s/></text:span><text:span text:style-name="T17_113">późniejszych</text:span><text:span text:style-name="T17_114"><text:s/></text:span><text:span text:style-name="T17_115">rozdziałów</text:span><text:span text:style-name="T17_116">.</text:span></text:p>
      <text:p text:style-name="P18"/>
      <text:p text:style-name="P19"><text:span text:style-name="T19_1">Skoro</text:span><text:span text:style-name="T19_2"><text:s/></text:span><text:span text:style-name="T19_3">jednak</text:span><text:span text:style-name="T19_4"><text:s/></text:span><text:span text:style-name="T19_5">Alianci</text:span><text:span text:style-name="T19_6"><text:s/></text:span><text:span text:style-name="T19_7">mają</text:span><text:span text:style-name="T19_8"><text:s/></text:span><text:span text:style-name="T19_9">po</text:span><text:span text:style-name="T19_10"><text:s/></text:span><text:span text:style-name="T19_11">swojej</text:span><text:span text:style-name="T19_12"><text:s/></text:span><text:span text:style-name="T19_13">stronie</text:span><text:span text:style-name="T19_14"><text:s/></text:span><text:span text:style-name="T19_15">czarodziejów</text:span><text:span text:style-name="T19_16">,<text:s/></text:span><text:span text:style-name="T19_17">to</text:span><text:span text:style-name="T19_18"><text:s/></text:span><text:span text:style-name="T19_19">jakie</text:span><text:span text:style-name="T19_20"><text:s/></text:span><text:span text:style-name="T19_21">szanse</text:span><text:span text:style-name="T19_22"><text:s/></text:span><text:span text:style-name="T19_23">mają</text:span><text:span text:style-name="T19_24"><text:s/></text:span><text:span text:style-name="T19_25">państwa</text:span><text:span text:style-name="T19_26"><text:s/></text:span><text:span text:style-name="T19_27">Osi</text:span><text:span text:style-name="T19_28">?<text:s/></text:span><text:span text:style-name="T19_29">Okazuje</text:span><text:span text:style-name="T19_30"><text:s/></text:span><text:span text:style-name="T19_31">się</text:span><text:span text:style-name="T19_32">,<text:s/></text:span><text:span text:style-name="T19_33">że</text:span><text:span text:style-name="T19_34"><text:s/></text:span><text:span text:style-name="T19_35">całkiem</text:span><text:span text:style-name="T19_36"><text:s/></text:span><text:span text:style-name="T19_37">niezłe</text:span><text:span text:style-name="T19_38">,<text:s/></text:span><text:span text:style-name="T19_39">ponieważ</text:span><text:span text:style-name="T19_40"><text:s/></text:span><text:span text:style-name="T19_41">autor</text:span><text:span text:style-name="T19_42"><text:s/></text:span><text:span text:style-name="T19_43">w</text:span><text:span text:style-name="T19_44"><text:s/></text:span><text:span text:style-name="T19_45">prosty</text:span><text:span text:style-name="T19_46">,<text:s/></text:span><text:span text:style-name="T19_47">brutalny</text:span><text:span text:style-name="T19_48"><text:s/></text:span><text:span text:style-name="T19_49">sposób</text:span><text:span text:style-name="T19_50"><text:s/></text:span><text:span text:style-name="T19_51">umożliwił</text:span><text:span text:style-name="T19_52"><text:s/></text:span><text:span text:style-name="T19_53">również</text:span><text:span text:style-name="T19_54"><text:s/></text:span><text:span text:style-name="T19_55">im</text:span><text:span text:style-name="T19_56"><text:s/></text:span><text:span text:style-name="T19_57">korzystanie</text:span><text:span text:style-name="T19_58"><text:s/></text:span><text:span text:style-name="T19_59">z</text:span><text:span text:style-name="T19_60"><text:s/></text:span><text:span text:style-name="T19_61">magii</text:span><text:span text:style-name="T19_62">,<text:s/></text:span><text:span text:style-name="T19_63">choć</text:span><text:span text:style-name="T19_64"><text:s/></text:span><text:span text:style-name="T19_65">w</text:span><text:span text:style-name="T19_66"><text:s/></text:span><text:span text:style-name="T19_67">ograniczonym</text:span><text:span text:style-name="T19_68"><text:s/></text:span><text:span text:style-name="T19_69">zakresie</text:span><text:span text:style-name="T19_70">.<text:s/></text:span><text:span text:style-name="T19_71">Na</text:span><text:span text:style-name="T19_72"><text:s/></text:span><text:span text:style-name="T19_73">dodatek</text:span><text:span text:style-name="T19_74"><text:s/></text:span><text:span text:style-name="T19_75">wplątał</text:span><text:span text:style-name="T19_76"><text:s/></text:span><text:span text:style-name="T19_77">w</text:span><text:span text:style-name="T19_78"><text:s/></text:span><text:span text:style-name="T19_79">to</text:span><text:span text:style-name="T19_80"><text:s/></text:span><text:span text:style-name="T19_81">pewną</text:span><text:span text:style-name="T19_82"><text:s/></text:span><text:span text:style-name="T19_83">postać</text:span><text:span text:style-name="T19_84"><text:s/></text:span><text:span text:style-name="T19_85">znaną</text:span><text:span text:style-name="T19_86"><text:s/></text:span><text:span text:style-name="T19_87">z</text:span><text:span text:style-name="T19_88"><text:s/></text:span><text:span text:style-name="T19_89">serialu</text:span><text:span text:style-name="T19_90"><text:s/>–<text:s/></text:span><text:span text:style-name="T19_91">jej</text:span><text:span text:style-name="T19_92"><text:s/></text:span><text:span text:style-name="T19_93">historia</text:span><text:span text:style-name="T19_94">,<text:s/></text:span><text:span text:style-name="T19_95">a</text:span><text:span text:style-name="T19_96"><text:s/></text:span><text:span text:style-name="T19_97">raczej</text:span><text:span text:style-name="T19_98"><text:s/></text:span><text:span text:style-name="T19_99">ten</text:span><text:span text:style-name="T19_100"><text:s/></text:span><text:span text:style-name="T19_101">zarys</text:span><text:span text:style-name="T19_102">,<text:s/></text:span><text:span text:style-name="T19_103">który</text:span><text:span text:style-name="T19_104"><text:s/></text:span><text:span text:style-name="T19_105">poznajemy</text:span><text:span text:style-name="T19_106">,<text:s/></text:span><text:span text:style-name="T19_107">jest</text:span><text:span text:style-name="T19_108"><text:s/></text:span><text:span text:style-name="T19_109">bardzo</text:span><text:span text:style-name="T19_110"><text:s/></text:span><text:span text:style-name="T19_111">ciekawa</text:span><text:span text:style-name="T19_112">.<text:s/></text:span><text:span text:style-name="T19_113">Na</text:span><text:span text:style-name="T19_114"><text:s/></text:span><text:span text:style-name="T19_115">tym</text:span><text:span text:style-name="T19_116"><text:s/></text:span><text:span text:style-name="T19_117">zakończę</text:span><text:span text:style-name="T19_118"><text:s/></text:span><text:span text:style-name="T19_119">opisywanie</text:span><text:span text:style-name="T19_120"><text:s/></text:span><text:span text:style-name="T19_121">właściwych</text:span><text:span text:style-name="T19_122"><text:s/></text:span><text:span text:style-name="T19_123">wydarzeń</text:span><text:span text:style-name="T19_124"><text:s/></text:span><text:span text:style-name="T19_125">z</text:span><text:span text:style-name="T19_126"><text:s/></text:span><text:span text:style-name="T19_127">fanfika</text:span><text:span text:style-name="T19_128">,<text:s/></text:span><text:span text:style-name="T19_129">żeby</text:span><text:span text:style-name="T19_130"><text:s/></text:span><text:span text:style-name="T19_131">spoilery</text:span><text:span text:style-name="T19_132"><text:s/></text:span><text:span text:style-name="T19_133">nie</text:span><text:span text:style-name="T19_134"><text:s/></text:span><text:span text:style-name="T19_135">zepsuły</text:span><text:span text:style-name="T19_136"><text:s/></text:span><text:span text:style-name="T19_137">przyjemności</text:span><text:span text:style-name="T19_138"><text:s/></text:span><text:span text:style-name="T19_139">z</text:span><text:span text:style-name="T19_140"><text:s/></text:span><text:span text:style-name="T19_141">czytania</text:span><text:span text:style-name="T19_142">.</text:span></text:p>
      <text:p text:style-name="P20"/>
      <text:p text:style-name="P21"><text:span text:style-name="T21_1">Pomysł</text:span><text:span text:style-name="T21_2"><text:s/></text:span><text:span text:style-name="T21_3">włączenia</text:span><text:span text:style-name="T21_4"><text:s/></text:span><text:span text:style-name="T21_5">bohaterów</text:span><text:span text:style-name="T21_6"><text:s/></text:span><text:span text:style-name="T21_7">znanych</text:span><text:span text:style-name="T21_8"><text:s/></text:span><text:span text:style-name="T21_9">z</text:span><text:span text:style-name="T21_10"><text:s/></text:span><text:span text:style-name="T21_11">MLP</text:span><text:span text:style-name="T21_12"><text:s/></text:span><text:span text:style-name="T21_13">do</text:span><text:span text:style-name="T21_14"><text:s/></text:span><text:span text:style-name="T21_15">wydarzeń</text:span><text:span text:style-name="T21_16"><text:s/></text:span><text:span text:style-name="T21_17">wojennych</text:span><text:span text:style-name="T21_18"><text:s/></text:span><text:span text:style-name="T21_19">zawsze</text:span><text:span text:style-name="T21_20"><text:s/></text:span><text:span text:style-name="T21_21">jest</text:span><text:span text:style-name="T21_22"><text:s/></text:span><text:span text:style-name="T21_23">ryzykowny</text:span><text:span text:style-name="T21_24"><text:s/></text:span><text:span text:style-name="T21_25">i</text:span><text:span text:style-name="T21_26"><text:s/></text:span><text:span text:style-name="T21_27">nie</text:span><text:span text:style-name="T21_28"><text:s/></text:span><text:span text:style-name="T21_29">każdy</text:span><text:span text:style-name="T21_30"><text:s/></text:span><text:span text:style-name="T21_31">to</text:span><text:span text:style-name="T21_32"><text:s/></text:span><text:span text:style-name="T21_33">lubi</text:span><text:span text:style-name="T21_34">.<text:s/></text:span><text:span text:style-name="T21_35">Naturalnie</text:span><text:span text:style-name="T21_36"><text:s/></text:span><text:span text:style-name="T21_37">jest</text:span><text:span text:style-name="T21_38"><text:s/></text:span><text:span text:style-name="T21_39">to</text:span><text:span text:style-name="T21_40"><text:s/></text:span><text:span text:style-name="T21_41">zrozumiała</text:span><text:span text:style-name="T21_42"><text:s/></text:span><text:span text:style-name="T21_43">reakcja</text:span><text:span text:style-name="T21_44">,<text:s/></text:span><text:span text:style-name="T21_45">ponieważ</text:span><text:span text:style-name="T21_46"><text:s/></text:span><text:span text:style-name="T21_47">kontrast</text:span><text:span text:style-name="T21_48"><text:s/></text:span><text:span text:style-name="T21_49">jest</text:span><text:span text:style-name="T21_50"><text:s/></text:span><text:span text:style-name="T21_51">olbrzymi</text:span><text:span text:style-name="T21_52">.<text:s/></text:span><text:span text:style-name="T21_53">Czasami</text:span><text:span text:style-name="T21_54"><text:s/></text:span><text:span text:style-name="T21_55">jednak</text:span><text:span text:style-name="T21_56">,<text:s/></text:span><text:span text:style-name="T21_57">kiedy</text:span><text:span text:style-name="T21_58"><text:s/></text:span><text:span text:style-name="T21_59">pomysł</text:span><text:span text:style-name="T21_60"><text:s/></text:span><text:span text:style-name="T21_61">jest</text:span><text:span text:style-name="T21_62"><text:s/></text:span><text:span text:style-name="T21_63">dobry</text:span><text:span text:style-name="T21_64"><text:s/></text:span><text:span text:style-name="T21_65">i</text:span><text:span text:style-name="T21_66"><text:s/></text:span><text:span text:style-name="T21_67">towarzyszy</text:span><text:span text:style-name="T21_68"><text:s/></text:span><text:span text:style-name="T21_69">mu</text:span><text:span text:style-name="T21_70"><text:s/></text:span><text:span text:style-name="T21_71">świetne</text:span><text:span text:style-name="T21_72"><text:s/></text:span><text:span text:style-name="T21_73">wykonanie</text:span><text:span text:style-name="T21_74">,<text:s/></text:span><text:span text:style-name="T21_75">trafia</text:span><text:span text:style-name="T21_76"><text:s/></text:span><text:span text:style-name="T21_77">się</text:span><text:span text:style-name="T21_78"><text:s/></text:span><text:span text:style-name="T21_79">prawdziwa</text:span><text:span text:style-name="T21_80"><text:s/></text:span><text:span text:style-name="T21_81">perełka</text:span><text:span text:style-name="T21_82"><text:s/>–<text:s/></text:span><text:span text:style-name="T21_83">takim</text:span><text:span text:style-name="T21_84"><text:s/></text:span><text:span text:style-name="T21_85">właśnie</text:span><text:span text:style-name="T21_86"><text:s/></text:span><text:span text:style-name="T21_87">przypadkiem</text:span><text:span text:style-name="T21_88"><text:s/></text:span><text:span text:style-name="T21_89">jest</text:span><text:span text:style-name="T21_90"><text:s/>„</text:span><text:span text:style-name="T21_91">A</text:span><text:span text:style-name="T21_92"><text:s/></text:span><text:span text:style-name="T21_93">Great</text:span><text:span text:style-name="T21_94"><text:s/></text:span><text:span text:style-name="T21_95">Endeavor</text:span><text:span text:style-name="T21_96">”.<text:s/></text:span><text:span text:style-name="T21_97">Naturalnie</text:span><text:span text:style-name="T21_98"><text:s/></text:span><text:span text:style-name="T21_99">nie</text:span><text:span text:style-name="T21_100"><text:s/></text:span><text:span text:style-name="T21_101">znaczy</text:span><text:span text:style-name="T21_102"><text:s/></text:span><text:span text:style-name="T21_103">to</text:span><text:span text:style-name="T21_104">,<text:s/></text:span><text:span text:style-name="T21_105">że</text:span><text:span text:style-name="T21_106"><text:s/></text:span><text:span text:style-name="T21_107">wszystko</text:span><text:span text:style-name="T21_108"><text:s/></text:span><text:span text:style-name="T21_109">jest</text:span><text:span text:style-name="T21_110"><text:s/></text:span><text:span text:style-name="T21_111">z</text:span><text:span text:style-name="T21_112"><text:s/></text:span><text:span text:style-name="T21_113">nim</text:span><text:span text:style-name="T21_114"><text:s/></text:span><text:span text:style-name="T21_115">idealnie</text:span><text:span text:style-name="T21_116"><text:s/>–<text:s/></text:span><text:span text:style-name="T21_117">zdarzają</text:span><text:span text:style-name="T21_118"><text:s/></text:span><text:span text:style-name="T21_119">się</text:span><text:span text:style-name="T21_120"><text:s/></text:span><text:span text:style-name="T21_121">literówki</text:span><text:span text:style-name="T21_122"><text:s/></text:span><text:span text:style-name="T21_123">i</text:span><text:span text:style-name="T21_124"><text:s/></text:span><text:span text:style-name="T21_125">odrobina</text:span><text:span text:style-name="T21_126"><text:s/></text:span><text:span text:style-name="T21_127">poważniejszych</text:span><text:span text:style-name="T21_128"><text:s/></text:span><text:span text:style-name="T21_129">potknięć</text:span><text:span text:style-name="T21_130">,<text:s/></text:span><text:span text:style-name="T21_131">ale</text:span><text:span text:style-name="T21_132"><text:s/></text:span><text:span text:style-name="T21_133">mimo</text:span><text:span text:style-name="T21_134"><text:s/></text:span><text:span text:style-name="T21_135">wszystko</text:span><text:span text:style-name="T21_136"><text:s/></text:span><text:span text:style-name="T21_137">jest</text:span><text:span text:style-name="T21_138"><text:s/></text:span><text:span text:style-name="T21_139">to</text:span><text:span text:style-name="T21_140"><text:s/></text:span><text:span text:style-name="T21_141">margines</text:span><text:span text:style-name="T21_142">.<text:s/></text:span><text:span text:style-name="T21_143">Wyraźnie</text:span><text:span text:style-name="T21_144"><text:s/></text:span><text:span text:style-name="T21_145">widać</text:span><text:span text:style-name="T21_146">,<text:s/></text:span><text:span text:style-name="T21_147">że</text:span><text:span text:style-name="T21_148"><text:s/></text:span><text:span text:style-name="T21_149">autor</text:span><text:span text:style-name="T21_150"><text:s/></text:span><text:span text:style-name="T21_151">dba</text:span><text:span text:style-name="T21_152"><text:s/></text:span><text:span text:style-name="T21_153">i</text:span><text:span text:style-name="T21_154"><text:s/></text:span><text:span text:style-name="T21_155">szanuje</text:span><text:span text:style-name="T21_156"><text:s/></text:span><text:span text:style-name="T21_157">czytelników</text:span><text:span text:style-name="T21_158">,<text:s/></text:span><text:span text:style-name="T21_159">dostarczając</text:span><text:span text:style-name="T21_160"><text:s/></text:span><text:span text:style-name="T21_161">im</text:span><text:span text:style-name="T21_162"><text:s/></text:span><text:span text:style-name="T21_163">opowiadanie</text:span><text:span text:style-name="T21_164"><text:s/></text:span><text:span text:style-name="T21_165">tak</text:span><text:span text:style-name="T21_166"><text:s/></text:span><text:span text:style-name="T21_167">pozbawione</text:span><text:span text:style-name="T21_168"><text:s/></text:span><text:span text:style-name="T21_169">błędów</text:span><text:span text:style-name="T21_170">,<text:s/></text:span><text:span text:style-name="T21_171">jak</text:span><text:span text:style-name="T21_172"><text:s/></text:span><text:span text:style-name="T21_173">to</text:span><text:span text:style-name="T21_174"><text:s/></text:span><text:span text:style-name="T21_175">tylko</text:span><text:span text:style-name="T21_176"><text:s/></text:span><text:span text:style-name="T21_177">możliwe</text:span><text:span text:style-name="T21_178">.</text:span></text:p>
      <text:p text:style-name="P22"/>
      <text:p text:style-name="P23"><text:span text:style-name="T23_1">Zachęcam</text:span><text:span text:style-name="T23_2"><text:s/></text:span><text:span text:style-name="T23_3">do</text:span><text:span text:style-name="T23_4"><text:s/></text:span><text:span text:style-name="T23_5">sięgnięcia</text:span><text:span text:style-name="T23_6"><text:s/></text:span><text:span text:style-name="T23_7">po</text:span><text:span text:style-name="T23_8"><text:s/></text:span><text:span text:style-name="T23_9">oryginał</text:span><text:span text:style-name="T23_10"><text:s/>–<text:s/></text:span><text:span text:style-name="T23_11">napisany</text:span><text:span text:style-name="T23_12"><text:s/></text:span><text:span text:style-name="T23_13">jest</text:span><text:span text:style-name="T23_14"><text:s/></text:span><text:span text:style-name="T23_15">językiem</text:span><text:span text:style-name="T23_16">,<text:s/></text:span><text:span text:style-name="T23_17">który</text:span><text:span text:style-name="T23_18"><text:s/></text:span><text:span text:style-name="T23_19">nie</text:span><text:span text:style-name="T23_20"><text:s/></text:span><text:span text:style-name="T23_21">jest</text:span><text:span text:style-name="T23_22"><text:s/></text:span><text:span text:style-name="T23_23">przesadnie</text:span><text:span text:style-name="T23_24"><text:s/></text:span><text:span text:style-name="T23_25">skomplikowany</text:span><text:span text:style-name="T23_26">,<text:s/></text:span><text:span text:style-name="T23_27">chociaż</text:span><text:span text:style-name="T23_28"><text:s/></text:span><text:span text:style-name="T23_29">czasami</text:span><text:span text:style-name="T23_30"><text:s/></text:span><text:span text:style-name="T23_31">trafiają</text:span><text:span text:style-name="T23_32"><text:s/></text:span><text:span text:style-name="T23_33">się</text:span><text:span text:style-name="T23_34"><text:s/></text:span><text:span text:style-name="T23_35">celnie</text:span><text:span text:style-name="T23_36"><text:s/></text:span><text:span text:style-name="T23_37">użyte</text:span><text:span text:style-name="T23_38"><text:s/></text:span><text:span text:style-name="T23_39">idiomy</text:span><text:span text:style-name="T23_40"><text:s/></text:span><text:span text:style-name="T23_41">dodające</text:span><text:span text:style-name="T23_42"><text:s/></text:span><text:span text:style-name="T23_43">smaku</text:span><text:span text:style-name="T23_44"><text:s/></text:span><text:span text:style-name="T23_45">tekstowi</text:span><text:span text:style-name="T23_46">.<text:s/></text:span><text:span text:style-name="T23_47">Myślę</text:span><text:span text:style-name="T23_48">,<text:s/></text:span><text:span text:style-name="T23_49">że</text:span><text:span text:style-name="T23_50"><text:s/></text:span><text:span text:style-name="T23_51">ktoś</text:span><text:span text:style-name="T23_52"><text:s/></text:span><text:span text:style-name="T23_53">ze</text:span><text:span text:style-name="T23_54"><text:s/></text:span><text:span text:style-name="T23_55">średnią</text:span><text:span text:style-name="T23_56"><text:s/></text:span><text:span text:style-name="T23_57">znajomością</text:span><text:span text:style-name="T23_58"><text:s/></text:span><text:span text:style-name="T23_59">języka</text:span><text:span text:style-name="T23_60"><text:s/></text:span><text:span text:style-name="T23_61">powinien</text:span><text:span text:style-name="T23_62"><text:s/></text:span><text:span text:style-name="T23_63">sobie</text:span><text:span text:style-name="T23_64"><text:s/></text:span><text:span text:style-name="T23_65">spokojnie</text:span><text:span text:style-name="T23_66"><text:s/></text:span><text:span text:style-name="T23_67">z</text:span><text:span text:style-name="T23_68"><text:s/></text:span><text:span text:style-name="T23_69">nim</text:span><text:span text:style-name="T23_70"><text:s/></text:span><text:span text:style-name="T23_71">poradzić</text:span><text:span text:style-name="T23_72">,<text:s/></text:span><text:span text:style-name="T23_73">nawet</text:span><text:span text:style-name="T23_74"><text:s/></text:span><text:span text:style-name="T23_75">jeżeli</text:span><text:span text:style-name="T23_76"><text:s/></text:span><text:span text:style-name="T23_77">czasem</text:span><text:span text:style-name="T23_78"><text:s/></text:span><text:span text:style-name="T23_79">będzie</text:span><text:span text:style-name="T23_80"><text:s/></text:span><text:span text:style-name="T23_81">musiał</text:span><text:span text:style-name="T23_82"><text:s/></text:span><text:span text:style-name="T23_83">rzucić</text:span><text:span text:style-name="T23_84"><text:s/></text:span><text:span text:style-name="T23_85">okiem</text:span><text:span text:style-name="T23_86"><text:s/></text:span><text:span text:style-name="T23_87">do</text:span><text:span text:style-name="T23_88"><text:s/></text:span><text:span text:style-name="T23_89">słownika</text:span><text:span text:style-name="T23_90">.<text:s/></text:span><text:span text:style-name="T23_91">Dla</text:span><text:span text:style-name="T23_92"><text:s/></text:span><text:span text:style-name="T23_93">tych</text:span><text:span text:style-name="T23_94"><text:s/></text:span><text:span text:style-name="T23_95">zaś</text:span><text:span text:style-name="T23_96">,<text:s/></text:span><text:span text:style-name="T23_97">którym</text:span><text:span text:style-name="T23_98"><text:s/></text:span><text:span text:style-name="T23_99">angielska</text:span><text:span text:style-name="T23_100"><text:s/></text:span><text:span text:style-name="T23_101">mowa</text:span><text:span text:style-name="T23_102"><text:s/></text:span><text:span text:style-name="T23_103">jest</text:span><text:span text:style-name="T23_104"><text:s/></text:span><text:span text:style-name="T23_105">obca</text:span><text:span text:style-name="T23_106"><text:s/></text:span><text:span text:style-name="T23_107">lub</text:span><text:span text:style-name="T23_108"><text:s/></text:span><text:span text:style-name="T23_109">po</text:span><text:span text:style-name="T23_110"><text:s/></text:span><text:span text:style-name="T23_111">prostu</text:span><text:span text:style-name="T23_112"><text:s/></text:span><text:span text:style-name="T23_113">nie</text:span><text:span text:style-name="T23_114"><text:s/></text:span><text:span text:style-name="T23_115">są</text:span><text:span text:style-name="T23_116"><text:s/></text:span><text:span text:style-name="T23_117">w</text:span><text:span text:style-name="T23_118"><text:s/></text:span><text:span text:style-name="T23_119">stanie</text:span><text:span text:style-name="T23_120"><text:s/></text:span><text:span text:style-name="T23_121">pokonać</text:span><text:span text:style-name="T23_122"><text:s/></text:span><text:span text:style-name="T23_123">lenistwa</text:span><text:span text:style-name="T23_124">,<text:s/></text:span><text:span text:style-name="T23_125">mogę</text:span><text:span text:style-name="T23_126"><text:s/></text:span><text:span text:style-name="T23_127">z</text:span><text:span text:style-name="T23_128"><text:s/></text:span><text:span text:style-name="T23_129">czystym</text:span><text:span text:style-name="T23_130"><text:s/></text:span><text:span text:style-name="T23_131">sumieniem</text:span><text:span text:style-name="T23_132"><text:s/></text:span><text:span text:style-name="T23_133">polecić</text:span><text:span text:style-name="T23_134"><text:s/></text:span><text:span text:style-name="T23_135">tłumaczenie</text:span><text:span text:style-name="T23_136">,<text:s/></text:span><text:span text:style-name="T23_137">nad</text:span><text:span text:style-name="T23_138"><text:s/></text:span><text:span text:style-name="T23_139">którym</text:span><text:span text:style-name="T23_140"><text:s/></text:span><text:span text:style-name="T23_141">dzielnie</text:span><text:span text:style-name="T23_142"><text:s/></text:span><text:span text:style-name="T23_143">pracuje</text:span><text:span text:style-name="T23_144"><text:s/></text:span><text:span text:style-name="T23_145">Geralt</text:span><text:span text:style-name="T23_146"><text:s/></text:span><text:span text:style-name="T23_147">of</text:span><text:span text:style-name="T23_148"><text:s/></text:span><text:span text:style-name="T23_149">Poland</text:span><text:span text:style-name="T23_150"><text:s/>–<text:s/></text:span><text:span text:style-name="T23_151">gwarantuję</text:span><text:span text:style-name="T23_152"><text:s/></text:span><text:span text:style-name="T23_153">wysoką</text:span><text:span text:style-name="T23_154"><text:s/></text:span><text:span text:style-name="T23_155">jakość</text:span><text:span text:style-name="T23_156">.</text:span></text:p>
      <text:p text:style-name="P24"/>
      <text:p text:style-name="P25"><text:span text:style-name="T25_1">Podsumowując</text:span><text:span text:style-name="T25_2"><text:s/>–<text:s/></text:span><text:span text:style-name="T25_3">mamy</text:span><text:span text:style-name="T25_4"><text:s/></text:span><text:span text:style-name="T25_5">tu</text:span><text:span text:style-name="T25_6"><text:s/></text:span><text:span text:style-name="T25_7">do</text:span><text:span text:style-name="T25_8"><text:s/></text:span><text:span text:style-name="T25_9">czynienia</text:span><text:span text:style-name="T25_10"><text:s/></text:span><text:span text:style-name="T25_11">z</text:span><text:span text:style-name="T25_12"><text:s/></text:span><text:span text:style-name="T25_13">naprawdę</text:span><text:span text:style-name="T25_14"><text:s/></text:span><text:span text:style-name="T25_15">świetnym</text:span><text:span text:style-name="T25_16"><text:s/></text:span><text:span text:style-name="T25_17">opowiadaniem</text:span><text:span text:style-name="T25_18">,<text:s/></text:span><text:span text:style-name="T25_19">w</text:span><text:span text:style-name="T25_20"><text:s/></text:span><text:span text:style-name="T25_21">którym</text:span><text:span text:style-name="T25_22"><text:s/></text:span><text:span text:style-name="T25_23">nie</text:span><text:span text:style-name="T25_24"><text:s/></text:span><text:span text:style-name="T25_25">dosyć</text:span><text:span text:style-name="T25_26"><text:s/></text:span><text:span text:style-name="T25_27">iż</text:span><text:span text:style-name="T25_28"><text:s/></text:span><text:span text:style-name="T25_29">poznajemy</text:span><text:span text:style-name="T25_30"><text:s/></text:span><text:span text:style-name="T25_31">sporo</text:span><text:span text:style-name="T25_32"><text:s/></text:span><text:span text:style-name="T25_33">faktów</text:span><text:span text:style-name="T25_34"><text:s/></text:span><text:span text:style-name="T25_35">historycznych</text:span><text:span text:style-name="T25_36">,<text:s/></text:span><text:span text:style-name="T25_37">to</text:span><text:span text:style-name="T25_38"><text:s/></text:span><text:span text:style-name="T25_39">naprawdę</text:span><text:span text:style-name="T25_40"><text:s/></text:span><text:span text:style-name="T25_41">świetnie</text:span><text:span text:style-name="T25_42"><text:s/></text:span><text:span text:style-name="T25_43">się</text:span><text:span text:style-name="T25_44"><text:s/></text:span><text:span text:style-name="T25_45">przy</text:span><text:span text:style-name="T25_46"><text:s/></text:span><text:span text:style-name="T25_47">lekturze</text:span><text:span text:style-name="T25_48"><text:s/></text:span><text:span text:style-name="T25_49">bawimy</text:span><text:span text:style-name="T25_50">,<text:s/></text:span><text:span text:style-name="T25_51">pomimo</text:span><text:span text:style-name="T25_52"><text:s/></text:span><text:span text:style-name="T25_53">poważnej</text:span><text:span text:style-name="T25_54"><text:s/></text:span><text:span text:style-name="T25_55">i</text:span><text:span text:style-name="T25_56"><text:s/></text:span><text:span text:style-name="T25_57">mało</text:span><text:span text:style-name="T25_58"><text:s/></text:span><text:span text:style-name="T25_59">zabawnej</text:span><text:span text:style-name="T25_60"><text:s/></text:span><text:span text:style-name="T25_61">tematyki</text:span><text:span text:style-name="T25_62">.<text:s/></text:span><text:span text:style-name="T25_63">Dodatkowym</text:span><text:span text:style-name="T25_64"><text:s/></text:span><text:span text:style-name="T25_65">smaczkiem</text:span><text:span text:style-name="T25_66"><text:s/></text:span><text:span text:style-name="T25_67">są</text:span><text:span text:style-name="T25_68"><text:s/></text:span><text:span text:style-name="T25_69">notki</text:span><text:span text:style-name="T25_70"><text:s/></text:span><text:span text:style-name="T25_71">autora</text:span><text:span text:style-name="T25_72"><text:s/></text:span><text:span text:style-name="T25_73">pojawiające</text:span><text:span text:style-name="T25_74"><text:s/></text:span><text:span text:style-name="T25_75">się</text:span><text:span text:style-name="T25_76"><text:s/></text:span><text:span text:style-name="T25_77">na</text:span><text:span text:style-name="T25_78"><text:s/></text:span><text:span text:style-name="T25_79">końcu</text:span><text:span text:style-name="T25_80"><text:s/></text:span><text:span text:style-name="T25_81">każdego</text:span><text:span text:style-name="T25_82"><text:s/></text:span><text:span text:style-name="T25_83">rozdziału</text:span><text:span text:style-name="T25_84">,<text:s/></text:span><text:span text:style-name="T25_85">gdzie</text:span><text:span text:style-name="T25_86"><text:s/></text:span><text:span text:style-name="T25_87">prezentuje</text:span><text:span text:style-name="T25_88"><text:s/></text:span><text:span text:style-name="T25_89">swoje</text:span><text:span text:style-name="T25_90"><text:s/></text:span><text:span text:style-name="T25_91">prywatne</text:span><text:span text:style-name="T25_92"><text:s/></text:span><text:span text:style-name="T25_93">przemyślenia</text:span><text:span text:style-name="T25_94"><text:s/></text:span><text:span text:style-name="T25_95">na</text:span><text:span text:style-name="T25_96"><text:s/></text:span><text:span text:style-name="T25_97">różne</text:span><text:span text:style-name="T25_98"><text:s/></text:span><text:span text:style-name="T25_99">tematy</text:span><text:span text:style-name="T25_100"><text:s/>–<text:s/></text:span><text:span text:style-name="T25_101">lojalnie</text:span><text:span text:style-name="T25_102"><text:s/></text:span><text:span text:style-name="T25_103">ostrzegam</text:span><text:span text:style-name="T25_104">,<text:s/></text:span><text:span text:style-name="T25_105">iż</text:span><text:span text:style-name="T25_106"><text:s/></text:span><text:span text:style-name="T25_107">niektóre</text:span><text:span text:style-name="T25_108"><text:s/></text:span><text:span text:style-name="T25_109">z</text:span><text:span text:style-name="T25_110"><text:s/></text:span><text:span text:style-name="T25_111">nich</text:span><text:span text:style-name="T25_112"><text:s/></text:span><text:span text:style-name="T25_113">mogą</text:span><text:span text:style-name="T25_114"><text:s/></text:span><text:span text:style-name="T25_115">się</text:span><text:span text:style-name="T25_116"><text:s/></text:span><text:span text:style-name="T25_117">wydać</text:span><text:span text:style-name="T25_118"><text:s/></text:span><text:span text:style-name="T25_119">polskiemu</text:span><text:span text:style-name="T25_120"><text:s/></text:span><text:span text:style-name="T25_121">czytelnikowi</text:span><text:span text:style-name="T25_122"><text:s/></text:span><text:span text:style-name="T25_123">nieco</text:span><text:span text:style-name="T25_124"><text:s/></text:span><text:span text:style-name="T25_125">obrazoburcze</text:span><text:span text:style-name="T25_126">,<text:s/></text:span><text:span text:style-name="T25_127">ale</text:span><text:span text:style-name="T25_128"><text:s/></text:span><text:span text:style-name="T25_129">i</text:span><text:span text:style-name="T25_130"><text:s/></text:span><text:span text:style-name="T25_131">tak</text:span><text:span text:style-name="T25_132"><text:s/></text:span><text:span text:style-name="T25_133">należy</text:span><text:span text:style-name="T25_134"><text:s/></text:span><text:span text:style-name="T25_135">je</text:span><text:span text:style-name="T25_136"><text:s/></text:span><text:span text:style-name="T25_137">uszanować</text:span><text:span text:style-name="T25_138">.<text:s/></text:span><text:span text:style-name="T25_139">Nie</text:span><text:span text:style-name="T25_140"><text:s/></text:span><text:span text:style-name="T25_141">co</text:span><text:span text:style-name="T25_142"><text:s/></text:span><text:span text:style-name="T25_143">dzień</text:span><text:span text:style-name="T25_144"><text:s/></text:span><text:span text:style-name="T25_145">można</text:span><text:span text:style-name="T25_146"><text:s/></text:span><text:span text:style-name="T25_147">przeczytać</text:span><text:span text:style-name="T25_148">,<text:s/></text:span><text:span text:style-name="T25_149">jak</text:span><text:span text:style-name="T25_150"><text:s/></text:span><text:span text:style-name="T25_151">na</text:span><text:span text:style-name="T25_152"><text:s/></text:span><text:span text:style-name="T25_153">niektóre</text:span><text:span text:style-name="T25_154"><text:s/></text:span><text:span text:style-name="T25_155">aspekty</text:span><text:span text:style-name="T25_156"><text:s/></text:span><text:span text:style-name="T25_157">naszej</text:span><text:span text:style-name="T25_158"><text:s/></text:span><text:span text:style-name="T25_159">historii</text:span><text:span text:style-name="T25_160"><text:s/></text:span><text:span text:style-name="T25_161">spogląda</text:span><text:span text:style-name="T25_162"><text:s/></text:span><text:span text:style-name="T25_163">ktoś</text:span><text:span text:style-name="T25_164"><text:s/></text:span><text:span text:style-name="T25_165">z</text:span><text:span text:style-name="T25_166"><text:s/></text:span><text:span text:style-name="T25_167">innego</text:span><text:span text:style-name="T25_168"><text:s/></text:span><text:span text:style-name="T25_169">kraju</text:span><text:span text:style-name="T25_170">.<text:s/></text:span><text:span text:style-name="T25_171">W</text:span><text:span text:style-name="T25_172"><text:s/></text:span><text:span text:style-name="T25_173">każdym</text:span><text:span text:style-name="T25_174"><text:s/></text:span><text:span text:style-name="T25_175">razie</text:span><text:span text:style-name="T25_176"><text:s/></text:span><text:span text:style-name="T25_177">uważam</text:span><text:span text:style-name="T25_178"><text:s/>„</text:span><text:span text:style-name="T25_179">A</text:span><text:span text:style-name="T25_180"><text:s/></text:span><text:span text:style-name="T25_181">Great</text:span><text:span text:style-name="T25_182"><text:s/></text:span><text:span text:style-name="T25_183">Endeavor</text:span><text:span text:style-name="T25_184">”<text:s/></text:span><text:span text:style-name="T25_185">za</text:span><text:span text:style-name="T25_186"><text:s/></text:span><text:span text:style-name="T25_187">prawdziwą</text:span><text:span text:style-name="T25_188"><text:s/></text:span><text:span text:style-name="T25_189">perełkę</text:span><text:span text:style-name="T25_190">.<text:s/></text:span><text:span text:style-name="T25_191">Bezwzględnie</text:span><text:span text:style-name="T25_192"><text:s/></text:span><text:span text:style-name="T25_193">polecam</text:span><text:span text:style-name="T25_194">!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